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0pt" style:font-size-asian="10pt" style:font-size-complex="10pt"/>
    </style:style>
    <style:style style:name="P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8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8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8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8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8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8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8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8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8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8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9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9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9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9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9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9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9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9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9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9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0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0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0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0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0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0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0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0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0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0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1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1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1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1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1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1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1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1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1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1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2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2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2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2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2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2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2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2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2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2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3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3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3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3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3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3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3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3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3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3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4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4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4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4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4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4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4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4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4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4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5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5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5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5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5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5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5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5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5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5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6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6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6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6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6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6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6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6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6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6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7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7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7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7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7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7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7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7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7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7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8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8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8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8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8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8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8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8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8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8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9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9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9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9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9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9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9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9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9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9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0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0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0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0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0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0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0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0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0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0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1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1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1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1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1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1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1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1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1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1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2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2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2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2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2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2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2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2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2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2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3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3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3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3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3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3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3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3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3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3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4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4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4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4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4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4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4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4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4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4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5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5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5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5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5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5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5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5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5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5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6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6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6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6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6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6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6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6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6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6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7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7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7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7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7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7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7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7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7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7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8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8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8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8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8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8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8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8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8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8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9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9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9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9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9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9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9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9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9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9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0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0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0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0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0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0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0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0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0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0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1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1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1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1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1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1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1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1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1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1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2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2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2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2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2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2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2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2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2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2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3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3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3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3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3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3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3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3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3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3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4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4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4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4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4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4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4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4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4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4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5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5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5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5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5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5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5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5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5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5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6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6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6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6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6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6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6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6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6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6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7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7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7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7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7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7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7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7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7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7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8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8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8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8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8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8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8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8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8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8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9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9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9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9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9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9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9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9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9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9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0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0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0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0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0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0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0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0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0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0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1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1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1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1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1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1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1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1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1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1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2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2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2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2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2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2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2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2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2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2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3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3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3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3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3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3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3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3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3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3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4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4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4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4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4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4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4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4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4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4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5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5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5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5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5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5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5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5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5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5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6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6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6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6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6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6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6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6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6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6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7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7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7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7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7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7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7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7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7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7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8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8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8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8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8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8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8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8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8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8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9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9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9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9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9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9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9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9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9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9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0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0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0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0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0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0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0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0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0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0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1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1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1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1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1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1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1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1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1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1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2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2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2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2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2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2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2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2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2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2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3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3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3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3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3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3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3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3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3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3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4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4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4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4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4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4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4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4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4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4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5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5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5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5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5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5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5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5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5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5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6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6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6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6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6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6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6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6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6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6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7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7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7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7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7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7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7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7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7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7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8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8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8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8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8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8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8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8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8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8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9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9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9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9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9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9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9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9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9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9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0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0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0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0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0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0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0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0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0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0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1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1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1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1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1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1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1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1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1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1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2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2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2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2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2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2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2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2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2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2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3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3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3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3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3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3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3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3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3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3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4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4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4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4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4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4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4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4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4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4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5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5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5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5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5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5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5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5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5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5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6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6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6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6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6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6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6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6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6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6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7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7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7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7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7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7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7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7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7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7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8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8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8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8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8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8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8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8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8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8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9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9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9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9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9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9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9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9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9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9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0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0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0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0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0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0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0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0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0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0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1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1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1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1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1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1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1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1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1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1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2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2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2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2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2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2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2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2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2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2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3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3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3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3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3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35" style:parent-style-name="Normal" style:family="paragraph">
      <style:paragraph-properties>
        <style:tab-stops>
          <style:tab-stop style:type="center" style:position="3.134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73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3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3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3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740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</office:automatic-styles>
  <office:body>
    <office:text text:use-soft-page-breaks="true">
      <text:p text:style-name="P1">Note: Open the Following Code into Jupyter Notebook and Run the Python Code</text:p>
      <text:p text:style-name="P2">{</text:p>
      <text:p text:style-name="P3"><text:s/>"cells": [</text:p>
      <text:p text:style-name="P4"><text:s text:c="2"/>{</text:p>
      <text:p text:style-name="P5"><text:s text:c="3"/>"cell_type": "code",</text:p>
      <text:p text:style-name="P6"><text:s text:c="3"/>"execution_count": 1,</text:p>
      <text:p text:style-name="P7"><text:s text:c="3"/>"id": "6a009b79",</text:p>
      <text:p text:style-name="P8"><text:s text:c="3"/>"metadata": {},</text:p>
      <text:p text:style-name="P9"><text:s text:c="3"/>"outputs": [],</text:p>
      <text:p text:style-name="P10"><text:s text:c="3"/>"source": [</text:p>
      <text:p text:style-name="P11"><text:s text:c="4"/>"import pandas as pd\n",</text:p>
      <text:p text:style-name="P12"><text:s text:c="4"/>"import numpy as np\n",</text:p>
      <text:p text:style-name="P13"><text:s text:c="4"/>"import statsmodels.api as sm\n",</text:p>
      <text:p text:style-name="P14"><text:s text:c="4"/>"import matplotlib.pyplot as plt\n",</text:p>
      <text:p text:style-name="P15"><text:s text:c="4"/>"from scipy import stats\n",</text:p>
      <text:p text:style-name="P16"><text:s text:c="4"/>"from sklearn import metrics\n",</text:p>
      <text:p text:style-name="P17"><text:s text:c="4"/>"from sklearn import preprocessing\n",</text:p>
      <text:p text:style-name="P18"><text:s text:c="4"/>"import scipy.cluster.hierarchy as sch\n",</text:p>
      <text:p text:style-name="P19"><text:s text:c="4"/>"from sklearn.cluster import AgglomerativeClustering\n",</text:p>
      <text:p text:style-name="P20"><text:s text:c="4"/>"import seaborn as sns"</text:p>
      <text:p text:style-name="P21"><text:s text:c="3"/>]</text:p>
      <text:p text:style-name="P22"><text:s text:c="2"/>},</text:p>
      <text:p text:style-name="P23"><text:s text:c="2"/>{</text:p>
      <text:p text:style-name="P24"><text:s text:c="3"/>"cell_type": "code",</text:p>
      <text:p text:style-name="P25"><text:s text:c="3"/>"execution_count": 2,</text:p>
      <text:p text:style-name="P26"><text:s text:c="3"/>"id": "4076a825",</text:p>
      <text:p text:style-name="P27"><text:s text:c="3"/>"metadata": {},</text:p>
      <text:p text:style-name="P28"><text:s text:c="3"/>"outputs": [</text:p>
      <text:p text:style-name="P29"><text:s text:c="4"/>{</text:p>
      <text:p text:style-name="P30"><text:s text:c="5"/>"data": {</text:p>
      <text:p text:style-name="P31"><text:s text:c="6"/>"text/html": [</text:p>
      <text:p text:style-name="P32"><text:s text:c="7"/>"&lt;div&gt;\n",</text:p>
      <text:p text:style-name="P33"><text:s text:c="7"/>"&lt;style scoped&gt;\n",</text:p>
      <text:soft-page-break/>
      <text:p text:style-name="P34"><text:s text:c="7"/>" <text:s text:c="3"/>.dataframe tbody tr th:only-of-type {\n",</text:p>
      <text:p text:style-name="P35"><text:s text:c="7"/>" <text:s text:c="7"/>vertical-align: middle;\n",</text:p>
      <text:p text:style-name="P36"><text:s text:c="7"/>" <text:s text:c="3"/>}\n",</text:p>
      <text:p text:style-name="P37"><text:s text:c="7"/>"\n",</text:p>
      <text:p text:style-name="P38"><text:s text:c="7"/>" <text:s text:c="3"/>.dataframe tbody tr th {\n",</text:p>
      <text:p text:style-name="P39"><text:s text:c="7"/>" <text:s text:c="7"/>vertical-align: top;\n",</text:p>
      <text:p text:style-name="P40"><text:s text:c="7"/>" <text:s text:c="3"/>}\n",</text:p>
      <text:p text:style-name="P41"><text:s text:c="7"/>"\n",</text:p>
      <text:p text:style-name="P42"><text:s text:c="7"/>" <text:s text:c="3"/>.dataframe thead th {\n",</text:p>
      <text:p text:style-name="P43"><text:s text:c="7"/>" <text:s text:c="7"/>text-align: right;\n",</text:p>
      <text:p text:style-name="P44"><text:s text:c="7"/>" <text:s text:c="3"/>}\n",</text:p>
      <text:p text:style-name="P45"><text:s text:c="7"/>"&lt;/style&gt;\n",</text:p>
      <text:p text:style-name="P46"><text:s text:c="7"/>"&lt;table border=\"1\" class=\"dataframe\"&gt;\n",</text:p>
      <text:p text:style-name="P47"><text:s text:c="7"/>" <text:s/>&lt;thead&gt;\n",</text:p>
      <text:p text:style-name="P48"><text:s text:c="7"/>" <text:s text:c="3"/>&lt;tr style=\"text-align: right;\"&gt;\n",</text:p>
      <text:p text:style-name="P49"><text:s text:c="7"/>" <text:s text:c="5"/>&lt;th&gt;&lt;/th&gt;\n",</text:p>
      <text:p text:style-name="P50"><text:s text:c="7"/>" <text:s text:c="5"/>&lt;th&gt;Machine&lt;/th&gt;\n",</text:p>
      <text:p text:style-name="P51"><text:s text:c="7"/>" <text:s text:c="5"/>&lt;th&gt;Measurement&lt;/th&gt;\n",</text:p>
      <text:p text:style-name="P52"><text:s text:c="7"/>" <text:s text:c="3"/>&lt;/tr&gt;\n",</text:p>
      <text:p text:style-name="P53"><text:s text:c="7"/>" <text:s/>&lt;/thead&gt;\n",</text:p>
      <text:p text:style-name="P54"><text:s text:c="7"/>" <text:s/>&lt;tbody&gt;\n",</text:p>
      <text:p text:style-name="P55"><text:s text:c="7"/>" <text:s text:c="3"/>&lt;tr&gt;\n",</text:p>
      <text:p text:style-name="P56"><text:s text:c="7"/>" <text:s text:c="5"/>&lt;th&gt;0&lt;/th&gt;\n",</text:p>
      <text:p text:style-name="P57"><text:s text:c="7"/>" <text:s text:c="5"/>&lt;td&gt;1&lt;/td&gt;\n",</text:p>
      <text:p text:style-name="P58"><text:s text:c="7"/>" <text:s text:c="5"/>&lt;td&gt;18&lt;/td&gt;\n",</text:p>
      <text:p text:style-name="P59"><text:s text:c="7"/>" <text:s text:c="3"/>&lt;/tr&gt;\n",</text:p>
      <text:p text:style-name="P60"><text:s text:c="7"/>" <text:s text:c="3"/>&lt;tr&gt;\n",</text:p>
      <text:p text:style-name="P61"><text:s text:c="7"/>" <text:s text:c="5"/>&lt;th&gt;1&lt;/th&gt;\n",</text:p>
      <text:p text:style-name="P62"><text:s text:c="7"/>" <text:s text:c="5"/>&lt;td&gt;1&lt;/td&gt;\n",</text:p>
      <text:p text:style-name="P63"><text:s text:c="7"/>" <text:s text:c="5"/>&lt;td&gt;17&lt;/td&gt;\n",</text:p>
      <text:p text:style-name="P64"><text:s text:c="7"/>" <text:s text:c="3"/>&lt;/tr&gt;\n",</text:p>
      <text:p text:style-name="P65"><text:s text:c="7"/>" <text:s text:c="3"/>&lt;tr&gt;\n",</text:p>
      <text:p text:style-name="P66"><text:s text:c="7"/>" <text:s text:c="5"/>&lt;th&gt;2&lt;/th&gt;\n",</text:p>
      <text:soft-page-break/>
      <text:p text:style-name="P67"><text:s text:c="7"/>" <text:s text:c="5"/>&lt;td&gt;1&lt;/td&gt;\n",</text:p>
      <text:p text:style-name="P68"><text:s text:c="7"/>" <text:s text:c="5"/>&lt;td&gt;16&lt;/td&gt;\n",</text:p>
      <text:p text:style-name="P69"><text:s text:c="7"/>" <text:s text:c="3"/>&lt;/tr&gt;\n",</text:p>
      <text:p text:style-name="P70"><text:s text:c="7"/>" <text:s text:c="3"/>&lt;tr&gt;\n",</text:p>
      <text:p text:style-name="P71"><text:s text:c="7"/>" <text:s text:c="5"/>&lt;th&gt;3&lt;/th&gt;\n",</text:p>
      <text:p text:style-name="P72"><text:s text:c="7"/>" <text:s text:c="5"/>&lt;td&gt;1&lt;/td&gt;\n",</text:p>
      <text:p text:style-name="P73"><text:s text:c="7"/>" <text:s text:c="5"/>&lt;td&gt;19&lt;/td&gt;\n",</text:p>
      <text:p text:style-name="P74"><text:s text:c="7"/>" <text:s text:c="3"/>&lt;/tr&gt;\n",</text:p>
      <text:p text:style-name="P75"><text:s text:c="7"/>" <text:s text:c="3"/>&lt;tr&gt;\n",</text:p>
      <text:p text:style-name="P76"><text:s text:c="7"/>" <text:s text:c="5"/>&lt;th&gt;4&lt;/th&gt;\n",</text:p>
      <text:p text:style-name="P77"><text:s text:c="7"/>" <text:s text:c="5"/>&lt;td&gt;2&lt;/td&gt;\n",</text:p>
      <text:p text:style-name="P78"><text:s text:c="7"/>" <text:s text:c="5"/>&lt;td&gt;16&lt;/td&gt;\n",</text:p>
      <text:p text:style-name="P79"><text:s text:c="7"/>" <text:s text:c="3"/>&lt;/tr&gt;\n",</text:p>
      <text:p text:style-name="P80"><text:s text:c="7"/>" <text:s/>&lt;/tbody&gt;\n",</text:p>
      <text:p text:style-name="P81"><text:s text:c="7"/>"&lt;/table&gt;\n",</text:p>
      <text:p text:style-name="P82"><text:s text:c="7"/>"&lt;/div&gt;"</text:p>
      <text:p text:style-name="P83"><text:s text:c="6"/>],</text:p>
      <text:p text:style-name="P84"><text:s text:c="6"/>"text/plain": [</text:p>
      <text:p text:style-name="P85"><text:s text:c="7"/>" <text:s text:c="2"/>Machine <text:s/>Measurement\n",</text:p>
      <text:p text:style-name="P86"><text:s text:c="7"/>"0 <text:s text:c="7"/>1 <text:s text:c="10"/>18\n",</text:p>
      <text:p text:style-name="P87"><text:s text:c="7"/>"1 <text:s text:c="7"/>1 <text:s text:c="10"/>17\n",</text:p>
      <text:p text:style-name="P88"><text:s text:c="7"/>"2 <text:s text:c="7"/>1 <text:s text:c="10"/>16\n",</text:p>
      <text:p text:style-name="P89"><text:s text:c="7"/>"3 <text:s text:c="7"/>1 <text:s text:c="10"/>19\n",</text:p>
      <text:p text:style-name="P90"><text:s text:c="7"/>"4 <text:s text:c="7"/>2 <text:s text:c="10"/>16"</text:p>
      <text:p text:style-name="P91"><text:s text:c="6"/>]</text:p>
      <text:p text:style-name="P92"><text:s text:c="5"/>},</text:p>
      <text:p text:style-name="P93"><text:s text:c="5"/>"execution_count": 2,</text:p>
      <text:p text:style-name="P94"><text:s text:c="5"/>"metadata": {},</text:p>
      <text:p text:style-name="P95"><text:s text:c="5"/>"output_type": "execute_result"</text:p>
      <text:p text:style-name="P96"><text:s text:c="4"/>}</text:p>
      <text:p text:style-name="P97"><text:s text:c="3"/>],</text:p>
      <text:p text:style-name="P98"><text:s text:c="3"/>"source": [</text:p>
      <text:p text:style-name="P99"><text:s text:c="4"/>"df = pd.read_csv('dm.csv')\n",</text:p>
      <text:soft-page-break/>
      <text:p text:style-name="P100"><text:s text:c="4"/>"df.head()"</text:p>
      <text:p text:style-name="P101"><text:s text:c="3"/>]</text:p>
      <text:p text:style-name="P102"><text:s text:c="2"/>},</text:p>
      <text:p text:style-name="P103"><text:s text:c="2"/>{</text:p>
      <text:p text:style-name="P104"><text:s text:c="3"/>"cell_type": "code",</text:p>
      <text:p text:style-name="P105"><text:s text:c="3"/>"execution_count": 3,</text:p>
      <text:p text:style-name="P106"><text:s text:c="3"/>"id": "87d5a6e9",</text:p>
      <text:p text:style-name="P107"><text:s text:c="3"/>"metadata": {},</text:p>
      <text:p text:style-name="P108"><text:s text:c="3"/>"outputs": [</text:p>
      <text:p text:style-name="P109"><text:s text:c="4"/>{</text:p>
      <text:p text:style-name="P110"><text:s text:c="5"/>"data": {</text:p>
      <text:p text:style-name="P111"><text:s text:c="6"/>"text/html": [</text:p>
      <text:p text:style-name="P112"><text:s text:c="7"/>"&lt;div&gt;\n",</text:p>
      <text:p text:style-name="P113"><text:s text:c="7"/>"&lt;style scoped&gt;\n",</text:p>
      <text:p text:style-name="P114"><text:s text:c="7"/>" <text:s text:c="3"/>.dataframe tbody tr th:only-of-type {\n",</text:p>
      <text:p text:style-name="P115"><text:s text:c="7"/>" <text:s text:c="7"/>vertical-align: middle;\n",</text:p>
      <text:p text:style-name="P116"><text:s text:c="7"/>" <text:s text:c="3"/>}\n",</text:p>
      <text:p text:style-name="P117"><text:s text:c="7"/>"\n",</text:p>
      <text:p text:style-name="P118"><text:s text:c="7"/>" <text:s text:c="3"/>.dataframe tbody tr th {\n",</text:p>
      <text:p text:style-name="P119"><text:s text:c="7"/>" <text:s text:c="7"/>vertical-align: top;\n",</text:p>
      <text:p text:style-name="P120"><text:s text:c="7"/>" <text:s text:c="3"/>}\n",</text:p>
      <text:p text:style-name="P121"><text:s text:c="7"/>"\n",</text:p>
      <text:p text:style-name="P122"><text:s text:c="7"/>" <text:s text:c="3"/>.dataframe thead th {\n",</text:p>
      <text:p text:style-name="P123"><text:s text:c="7"/>" <text:s text:c="7"/>text-align: right;\n",</text:p>
      <text:p text:style-name="P124"><text:s text:c="7"/>" <text:s text:c="3"/>}\n",</text:p>
      <text:p text:style-name="P125"><text:s text:c="7"/>"&lt;/style&gt;\n",</text:p>
      <text:p text:style-name="P126"><text:s text:c="7"/>"&lt;table border=\"1\" class=\"dataframe\"&gt;\n",</text:p>
      <text:p text:style-name="P127"><text:s text:c="7"/>" <text:s/>&lt;thead&gt;\n",</text:p>
      <text:p text:style-name="P128"><text:s text:c="7"/>" <text:s text:c="3"/>&lt;tr style=\"text-align: right;\"&gt;\n",</text:p>
      <text:p text:style-name="P129"><text:s text:c="7"/>" <text:s text:c="5"/>&lt;th&gt;&lt;/th&gt;\n",</text:p>
      <text:p text:style-name="P130"><text:s text:c="7"/>" <text:s text:c="5"/>&lt;th&gt;Machine&lt;/th&gt;\n",</text:p>
      <text:p text:style-name="P131"><text:s text:c="7"/>" <text:s text:c="5"/>&lt;th&gt;Measurement&lt;/th&gt;\n",</text:p>
      <text:p text:style-name="P132"><text:s text:c="7"/>" <text:s text:c="3"/>&lt;/tr&gt;\n",</text:p>
      <text:soft-page-break/>
      <text:p text:style-name="P133"><text:s text:c="7"/>" <text:s/>&lt;/thead&gt;\n",</text:p>
      <text:p text:style-name="P134"><text:s text:c="7"/>" <text:s/>&lt;tbody&gt;\n",</text:p>
      <text:p text:style-name="P135"><text:s text:c="7"/>" <text:s text:c="3"/>&lt;tr&gt;\n",</text:p>
      <text:p text:style-name="P136"><text:s text:c="7"/>" <text:s text:c="5"/>&lt;th&gt;0&lt;/th&gt;\n",</text:p>
      <text:p text:style-name="P137"><text:s text:c="7"/>" <text:s text:c="5"/>&lt;td&gt;3&lt;/td&gt;\n",</text:p>
      <text:p text:style-name="P138"><text:s text:c="7"/>" <text:s text:c="5"/>&lt;td&gt;18&lt;/td&gt;\n",</text:p>
      <text:p text:style-name="P139"><text:s text:c="7"/>" <text:s text:c="3"/>&lt;/tr&gt;\n",</text:p>
      <text:p text:style-name="P140"><text:s text:c="7"/>" <text:s text:c="3"/>&lt;tr&gt;\n",</text:p>
      <text:p text:style-name="P141"><text:s text:c="7"/>" <text:s text:c="5"/>&lt;th&gt;1&lt;/th&gt;\n",</text:p>
      <text:p text:style-name="P142"><text:s text:c="7"/>" <text:s text:c="5"/>&lt;td&gt;2&lt;/td&gt;\n",</text:p>
      <text:p text:style-name="P143"><text:s text:c="7"/>" <text:s text:c="5"/>&lt;td&gt;17&lt;/td&gt;\n",</text:p>
      <text:p text:style-name="P144"><text:s text:c="7"/>" <text:s text:c="3"/>&lt;/tr&gt;\n",</text:p>
      <text:p text:style-name="P145"><text:s text:c="7"/>" <text:s text:c="3"/>&lt;tr&gt;\n",</text:p>
      <text:p text:style-name="P146"><text:s text:c="7"/>" <text:s text:c="5"/>&lt;th&gt;2&lt;/th&gt;\n",</text:p>
      <text:p text:style-name="P147"><text:s text:c="7"/>" <text:s text:c="5"/>&lt;td&gt;1&lt;/td&gt;\n",</text:p>
      <text:p text:style-name="P148"><text:s text:c="7"/>" <text:s text:c="5"/>&lt;td&gt;16&lt;/td&gt;\n",</text:p>
      <text:p text:style-name="P149"><text:s text:c="7"/>" <text:s text:c="3"/>&lt;/tr&gt;\n",</text:p>
      <text:p text:style-name="P150"><text:s text:c="7"/>" <text:s text:c="3"/>&lt;tr&gt;\n",</text:p>
      <text:p text:style-name="P151"><text:s text:c="7"/>" <text:s text:c="5"/>&lt;th&gt;3&lt;/th&gt;\n",</text:p>
      <text:p text:style-name="P152"><text:s text:c="7"/>" <text:s text:c="5"/>&lt;td&gt;4&lt;/td&gt;\n",</text:p>
      <text:p text:style-name="P153"><text:s text:c="7"/>" <text:s text:c="5"/>&lt;td&gt;19&lt;/td&gt;\n",</text:p>
      <text:p text:style-name="P154"><text:s text:c="7"/>" <text:s text:c="3"/>&lt;/tr&gt;\n",</text:p>
      <text:p text:style-name="P155"><text:s text:c="7"/>" <text:s text:c="3"/>&lt;tr&gt;\n",</text:p>
      <text:p text:style-name="P156"><text:s text:c="7"/>" <text:s text:c="5"/>&lt;th&gt;4&lt;/th&gt;\n",</text:p>
      <text:p text:style-name="P157"><text:s text:c="7"/>" <text:s text:c="5"/>&lt;td&gt;1&lt;/td&gt;\n",</text:p>
      <text:p text:style-name="P158"><text:s text:c="7"/>" <text:s text:c="5"/>&lt;td&gt;16&lt;/td&gt;\n",</text:p>
      <text:p text:style-name="P159"><text:s text:c="7"/>" <text:s text:c="3"/>&lt;/tr&gt;\n",</text:p>
      <text:p text:style-name="P160"><text:s text:c="7"/>" <text:s/>&lt;/tbody&gt;\n",</text:p>
      <text:p text:style-name="P161"><text:s text:c="7"/>"&lt;/table&gt;\n",</text:p>
      <text:p text:style-name="P162"><text:s text:c="7"/>"&lt;/div&gt;"</text:p>
      <text:p text:style-name="P163"><text:s text:c="6"/>],</text:p>
      <text:p text:style-name="P164"><text:s text:c="6"/>"text/plain": [</text:p>
      <text:p text:style-name="P165"><text:s text:c="7"/>" <text:s text:c="2"/>Machine <text:s/>Measurement\n",</text:p>
      <text:soft-page-break/>
      <text:p text:style-name="P166"><text:s text:c="7"/>"0 <text:s text:c="7"/>3 <text:s text:c="10"/>18\n",</text:p>
      <text:p text:style-name="P167"><text:s text:c="7"/>"1 <text:s text:c="7"/>2 <text:s text:c="10"/>17\n",</text:p>
      <text:p text:style-name="P168"><text:s text:c="7"/>"2 <text:s text:c="7"/>1 <text:s text:c="10"/>16\n",</text:p>
      <text:p text:style-name="P169"><text:s text:c="7"/>"3 <text:s text:c="7"/>4 <text:s text:c="10"/>19\n",</text:p>
      <text:p text:style-name="P170"><text:s text:c="7"/>"4 <text:s text:c="7"/>1 <text:s text:c="10"/>16"</text:p>
      <text:p text:style-name="P171"><text:s text:c="6"/>]</text:p>
      <text:p text:style-name="P172"><text:s text:c="5"/>},</text:p>
      <text:p text:style-name="P173"><text:s text:c="5"/>"execution_count": 3,</text:p>
      <text:p text:style-name="P174"><text:s text:c="5"/>"metadata": {},</text:p>
      <text:p text:style-name="P175"><text:s text:c="5"/>"output_type": "execute_result"</text:p>
      <text:p text:style-name="P176"><text:s text:c="4"/>}</text:p>
      <text:p text:style-name="P177"><text:s text:c="3"/>],</text:p>
      <text:p text:style-name="P178"><text:s text:c="3"/>"source": [</text:p>
      <text:p text:style-name="P179"><text:s text:c="4"/>"label_encoder = preprocessing.LabelEncoder() \n",</text:p>
      <text:p text:style-name="P180"><text:s text:c="4"/>"df['Machine'] = label_encoder.fit_transform(df['Measurement'])\n",</text:p>
      <text:p text:style-name="P181"><text:s text:c="4"/>"df.head()"</text:p>
      <text:p text:style-name="P182"><text:s text:c="3"/>]</text:p>
      <text:p text:style-name="P183"><text:s text:c="2"/>},</text:p>
      <text:p text:style-name="P184"><text:s text:c="2"/>{</text:p>
      <text:p text:style-name="P185"><text:s text:c="3"/>"cell_type": "code",</text:p>
      <text:p text:style-name="P186"><text:s text:c="3"/>"execution_count": 4,</text:p>
      <text:p text:style-name="P187"><text:s text:c="3"/>"id": "eb36923b",</text:p>
      <text:p text:style-name="P188"><text:s text:c="3"/>"metadata": {},</text:p>
      <text:p text:style-name="P189"><text:s text:c="3"/>"outputs": [</text:p>
      <text:p text:style-name="P190"><text:s text:c="4"/>{</text:p>
      <text:p text:style-name="P191"><text:s text:c="5"/>"data": {</text:p>
      <text:p text:style-name="P192"><text:s text:c="6"/>"text/plain": [</text:p>
      <text:p text:style-name="P193"><text:s text:c="7"/>"(24, 2)"</text:p>
      <text:p text:style-name="P194"><text:s text:c="6"/>]</text:p>
      <text:p text:style-name="P195"><text:s text:c="5"/>},</text:p>
      <text:p text:style-name="P196"><text:s text:c="5"/>"execution_count": 4,</text:p>
      <text:p text:style-name="P197"><text:s text:c="5"/>"metadata": {},</text:p>
      <text:p text:style-name="P198"><text:s text:c="5"/>"output_type": "execute_result"</text:p>
      <text:soft-page-break/>
      <text:p text:style-name="P199"><text:s text:c="4"/>}</text:p>
      <text:p text:style-name="P200"><text:s text:c="3"/>],</text:p>
      <text:p text:style-name="P201"><text:s text:c="3"/>"source": [</text:p>
      <text:p text:style-name="P202"><text:s text:c="4"/>"df.shape"</text:p>
      <text:p text:style-name="P203"><text:s text:c="3"/>]</text:p>
      <text:p text:style-name="P204"><text:s text:c="2"/>},</text:p>
      <text:p text:style-name="P205"><text:s text:c="2"/>{</text:p>
      <text:p text:style-name="P206"><text:s text:c="3"/>"cell_type": "code",</text:p>
      <text:p text:style-name="P207"><text:s text:c="3"/>"execution_count": 5,</text:p>
      <text:p text:style-name="P208"><text:s text:c="3"/>"id": "34b44e45",</text:p>
      <text:p text:style-name="P209"><text:s text:c="3"/>"metadata": {},</text:p>
      <text:p text:style-name="P210"><text:s text:c="3"/>"outputs": [</text:p>
      <text:p text:style-name="P211"><text:s text:c="4"/>{</text:p>
      <text:p text:style-name="P212"><text:s text:c="5"/>"data": {</text:p>
      <text:p text:style-name="P213"><text:s text:c="6"/>"text/plain": [</text:p>
      <text:p text:style-name="P214"><text:s text:c="7"/>"&lt;bound method DataFrame.info of <text:s text:c="4"/>Machine <text:s/>Measurement\n",</text:p>
      <text:p text:style-name="P215"><text:s text:c="7"/>"0 <text:s text:c="8"/>3 <text:s text:c="10"/>18\n",</text:p>
      <text:p text:style-name="P216"><text:s text:c="7"/>"1 <text:s text:c="8"/>2 <text:s text:c="10"/>17\n",</text:p>
      <text:p text:style-name="P217"><text:s text:c="7"/>"2 <text:s text:c="8"/>1 <text:s text:c="10"/>16\n",</text:p>
      <text:p text:style-name="P218"><text:s text:c="7"/>"3 <text:s text:c="8"/>4 <text:s text:c="10"/>19\n",</text:p>
      <text:p text:style-name="P219"><text:s text:c="7"/>"4 <text:s text:c="8"/>1 <text:s text:c="10"/>16\n",</text:p>
      <text:p text:style-name="P220"><text:s text:c="7"/>"5 <text:s text:c="8"/>4 <text:s text:c="10"/>19\n",</text:p>
      <text:p text:style-name="P221"><text:s text:c="7"/>"6 <text:s text:c="8"/>3 <text:s text:c="10"/>18\n",</text:p>
      <text:p text:style-name="P222"><text:s text:c="7"/>"7 <text:s text:c="8"/>0 <text:s text:c="10"/>15\n",</text:p>
      <text:p text:style-name="P223"><text:s text:c="7"/>"8 <text:s text:c="8"/>5 <text:s text:c="10"/>20\n",</text:p>
      <text:p text:style-name="P224"><text:s text:c="7"/>"9 <text:s text:c="8"/>1 <text:s text:c="10"/>16\n",</text:p>
      <text:p text:style-name="P225"><text:s text:c="7"/>"10 <text:s text:c="7"/>3 <text:s text:c="10"/>18\n",</text:p>
      <text:p text:style-name="P226"><text:s text:c="7"/>"11 <text:s text:c="7"/>4 <text:s text:c="10"/>19\n",</text:p>
      <text:p text:style-name="P227"><text:s text:c="7"/>"12 <text:s text:c="7"/>0 <text:s text:c="10"/>15\n",</text:p>
      <text:p text:style-name="P228"><text:s text:c="7"/>"13 <text:s text:c="7"/>2 <text:s text:c="10"/>17\n",</text:p>
      <text:p text:style-name="P229"><text:s text:c="7"/>"14 <text:s text:c="7"/>6 <text:s text:c="10"/>21\n",</text:p>
      <text:p text:style-name="P230"><text:s text:c="7"/>"15 <text:s text:c="7"/>4 <text:s text:c="10"/>19\n",</text:p>
      <text:p text:style-name="P231"><text:s text:c="7"/>"16 <text:s text:c="7"/>3 <text:s text:c="10"/>18\n",</text:p>
      <text:soft-page-break/>
      <text:p text:style-name="P232"><text:s text:c="7"/>"17 <text:s text:c="7"/>4 <text:s text:c="10"/>19\n",</text:p>
      <text:p text:style-name="P233"><text:s text:c="7"/>"18 <text:s text:c="7"/>2 <text:s text:c="10"/>17\n",</text:p>
      <text:p text:style-name="P234"><text:s text:c="7"/>"19 <text:s text:c="7"/>6 <text:s text:c="10"/>21\n",</text:p>
      <text:p text:style-name="P235"><text:s text:c="7"/>"20 <text:s text:c="7"/>3 <text:s text:c="10"/>18\n",</text:p>
      <text:p text:style-name="P236"><text:s text:c="7"/>"21 <text:s text:c="7"/>1 <text:s text:c="10"/>16\n",</text:p>
      <text:p text:style-name="P237"><text:s text:c="7"/>"22 <text:s text:c="7"/>3 <text:s text:c="10"/>18\n",</text:p>
      <text:p text:style-name="P238"><text:s text:c="7"/>"23 <text:s text:c="7"/>5 <text:s text:c="10"/>20&gt;"</text:p>
      <text:p text:style-name="P239"><text:s text:c="6"/>]</text:p>
      <text:p text:style-name="P240"><text:s text:c="5"/>},</text:p>
      <text:p text:style-name="P241"><text:s text:c="5"/>"execution_count": 5,</text:p>
      <text:p text:style-name="P242"><text:s text:c="5"/>"metadata": {},</text:p>
      <text:p text:style-name="P243"><text:s text:c="5"/>"output_type": "execute_result"</text:p>
      <text:p text:style-name="P244"><text:s text:c="4"/>}</text:p>
      <text:p text:style-name="P245"><text:s text:c="3"/>],</text:p>
      <text:p text:style-name="P246"><text:s text:c="3"/>"source": [</text:p>
      <text:p text:style-name="P247"><text:s text:c="4"/>"df.info"</text:p>
      <text:p text:style-name="P248"><text:s text:c="3"/>]</text:p>
      <text:p text:style-name="P249"><text:s text:c="2"/>},</text:p>
      <text:p text:style-name="P250"><text:s text:c="2"/>{</text:p>
      <text:p text:style-name="P251"><text:s text:c="3"/>"cell_type": "code",</text:p>
      <text:p text:style-name="P252"><text:s text:c="3"/>"execution_count": 7,</text:p>
      <text:p text:style-name="P253"><text:s text:c="3"/>"id": "b054d9d7",</text:p>
      <text:p text:style-name="P254"><text:s text:c="3"/>"metadata": {},</text:p>
      <text:p text:style-name="P255"><text:s text:c="3"/>"outputs": [</text:p>
      <text:p text:style-name="P256"><text:s text:c="4"/>{</text:p>
      <text:p text:style-name="P257"><text:s text:c="5"/>"data": {</text:p>
      <text:p text:style-name="P258"><text:s text:c="6"/>"text/plain": [</text:p>
      <text:p text:style-name="P259"><text:s text:c="7"/>"0 <text:s text:c="4"/>False\n",</text:p>
      <text:p text:style-name="P260"><text:s text:c="7"/>"1 <text:s text:c="4"/>False\n",</text:p>
      <text:p text:style-name="P261"><text:s text:c="7"/>"2 <text:s text:c="4"/>False\n",</text:p>
      <text:p text:style-name="P262"><text:s text:c="7"/>"3 <text:s text:c="4"/>False\n",</text:p>
      <text:p text:style-name="P263"><text:s text:c="7"/>"4 <text:s text:c="4"/>False\n",</text:p>
      <text:p text:style-name="P264"><text:s text:c="7"/>"5 <text:s text:c="4"/>False\n",</text:p>
      <text:soft-page-break/>
      <text:p text:style-name="P265"><text:s text:c="7"/>"6 <text:s text:c="4"/>False\n",</text:p>
      <text:p text:style-name="P266"><text:s text:c="7"/>"7 <text:s text:c="4"/>False\n",</text:p>
      <text:p text:style-name="P267"><text:s text:c="7"/>"8 <text:s text:c="4"/>False\n",</text:p>
      <text:p text:style-name="P268"><text:s text:c="7"/>"9 <text:s text:c="4"/>False\n",</text:p>
      <text:p text:style-name="P269"><text:s text:c="7"/>"10 <text:s text:c="3"/>False\n",</text:p>
      <text:p text:style-name="P270"><text:s text:c="7"/>"11 <text:s text:c="3"/>False\n",</text:p>
      <text:p text:style-name="P271"><text:s text:c="7"/>"12 <text:s text:c="3"/>False\n",</text:p>
      <text:p text:style-name="P272"><text:s text:c="7"/>"13 <text:s text:c="3"/>False\n",</text:p>
      <text:p text:style-name="P273"><text:s text:c="7"/>"14 <text:s text:c="3"/>False\n",</text:p>
      <text:p text:style-name="P274"><text:s text:c="7"/>"15 <text:s text:c="3"/>False\n",</text:p>
      <text:p text:style-name="P275"><text:s text:c="7"/>"16 <text:s text:c="3"/>False\n",</text:p>
      <text:p text:style-name="P276"><text:s text:c="7"/>"17 <text:s text:c="3"/>False\n",</text:p>
      <text:p text:style-name="P277"><text:s text:c="7"/>"18 <text:s text:c="3"/>False\n",</text:p>
      <text:p text:style-name="P278"><text:s text:c="7"/>"19 <text:s text:c="3"/>False\n",</text:p>
      <text:p text:style-name="P279"><text:s text:c="7"/>"20 <text:s text:c="3"/>False\n",</text:p>
      <text:p text:style-name="P280"><text:s text:c="7"/>"21 <text:s text:c="3"/>False\n",</text:p>
      <text:p text:style-name="P281"><text:s text:c="7"/>"22 <text:s text:c="3"/>False\n",</text:p>
      <text:p text:style-name="P282"><text:s text:c="7"/>"23 <text:s text:c="3"/>False\n",</text:p>
      <text:p text:style-name="P283"><text:s text:c="7"/>"Name: Measurement, dtype: bool"</text:p>
      <text:p text:style-name="P284"><text:s text:c="6"/>]</text:p>
      <text:p text:style-name="P285"><text:s text:c="5"/>},</text:p>
      <text:p text:style-name="P286"><text:s text:c="5"/>"execution_count": 7,</text:p>
      <text:p text:style-name="P287"><text:s text:c="5"/>"metadata": {},</text:p>
      <text:p text:style-name="P288"><text:s text:c="5"/>"output_type": "execute_result"</text:p>
      <text:p text:style-name="P289"><text:s text:c="4"/>}</text:p>
      <text:p text:style-name="P290"><text:s text:c="3"/>],</text:p>
      <text:p text:style-name="P291"><text:s text:c="3"/>"source": [</text:p>
      <text:p text:style-name="P292"><text:s text:c="4"/>"df['Measurement'].isnull()\n"</text:p>
      <text:p text:style-name="P293"><text:s text:c="3"/>]</text:p>
      <text:p text:style-name="P294"><text:s text:c="2"/>},</text:p>
      <text:p text:style-name="P295"><text:s text:c="2"/>{</text:p>
      <text:p text:style-name="P296"><text:s text:c="3"/>"cell_type": "code",</text:p>
      <text:p text:style-name="P297"><text:s text:c="3"/>"execution_count": 8,</text:p>
      <text:soft-page-break/>
      <text:p text:style-name="P298"><text:s text:c="3"/>"id": "786494e6",</text:p>
      <text:p text:style-name="P299"><text:s text:c="3"/>"metadata": {},</text:p>
      <text:p text:style-name="P300"><text:s text:c="3"/>"outputs": [</text:p>
      <text:p text:style-name="P301"><text:s text:c="4"/>{</text:p>
      <text:p text:style-name="P302"><text:s text:c="5"/>"data": {</text:p>
      <text:p text:style-name="P303"><text:s text:c="6"/>"text/plain": [</text:p>
      <text:p text:style-name="P304"><text:s text:c="7"/>"Machine\n",</text:p>
      <text:p text:style-name="P305"><text:s text:c="7"/>"3 <text:s text:c="3"/>6\n",</text:p>
      <text:p text:style-name="P306"><text:s text:c="7"/>"4 <text:s text:c="3"/>5\n",</text:p>
      <text:p text:style-name="P307"><text:s text:c="7"/>"1 <text:s text:c="3"/>4\n",</text:p>
      <text:p text:style-name="P308"><text:s text:c="7"/>"2 <text:s text:c="3"/>3\n",</text:p>
      <text:p text:style-name="P309"><text:s text:c="7"/>"0 <text:s text:c="3"/>2\n",</text:p>
      <text:p text:style-name="P310"><text:s text:c="7"/>"5 <text:s text:c="3"/>2\n",</text:p>
      <text:p text:style-name="P311"><text:s text:c="7"/>"6 <text:s text:c="3"/>2\n",</text:p>
      <text:p text:style-name="P312"><text:s text:c="7"/>"Name: count, dtype: int64"</text:p>
      <text:p text:style-name="P313"><text:s text:c="6"/>]</text:p>
      <text:p text:style-name="P314"><text:s text:c="5"/>},</text:p>
      <text:p text:style-name="P315"><text:s text:c="5"/>"execution_count": 8,</text:p>
      <text:p text:style-name="P316"><text:s text:c="5"/>"metadata": {},</text:p>
      <text:p text:style-name="P317"><text:s text:c="5"/>"output_type": "execute_result"</text:p>
      <text:p text:style-name="P318"><text:s text:c="4"/>}</text:p>
      <text:p text:style-name="P319"><text:s text:c="3"/>],</text:p>
      <text:p text:style-name="P320"><text:s text:c="3"/>"source": [</text:p>
      <text:p text:style-name="P321"><text:s text:c="4"/>"df['Machine'].value_counts()"</text:p>
      <text:p text:style-name="P322"><text:s text:c="3"/>]</text:p>
      <text:p text:style-name="P323"><text:s text:c="2"/>},</text:p>
      <text:p text:style-name="P324"><text:s text:c="2"/>{</text:p>
      <text:p text:style-name="P325"><text:s text:c="3"/>"cell_type": "code",</text:p>
      <text:p text:style-name="P326"><text:s text:c="3"/>"execution_count": 9,</text:p>
      <text:p text:style-name="P327"><text:s text:c="3"/>"id": "2b9dbf44",</text:p>
      <text:p text:style-name="P328"><text:s text:c="3"/>"metadata": {},</text:p>
      <text:p text:style-name="P329"><text:s text:c="3"/>"outputs": [</text:p>
      <text:p text:style-name="P330"><text:s text:c="4"/>{</text:p>
      <text:soft-page-break/>
      <text:p text:style-name="P331"><text:s text:c="5"/>"data": {</text:p>
      <text:p text:style-name="P332"><text:s text:c="6"/>"text/plain": [</text:p>
      <text:p text:style-name="P333"><text:s text:c="7"/>"Measurement\n",</text:p>
      <text:p text:style-name="P334"><text:s text:c="7"/>"18 <text:s text:c="3"/>0.250000\n",</text:p>
      <text:p text:style-name="P335"><text:s text:c="7"/>"19 <text:s text:c="3"/>0.208333\n",</text:p>
      <text:p text:style-name="P336"><text:s text:c="7"/>"16 <text:s text:c="3"/>0.166667\n",</text:p>
      <text:p text:style-name="P337"><text:s text:c="7"/>"17 <text:s text:c="3"/>0.125000\n",</text:p>
      <text:p text:style-name="P338"><text:s text:c="7"/>"15 <text:s text:c="3"/>0.083333\n",</text:p>
      <text:p text:style-name="P339"><text:s text:c="7"/>"20 <text:s text:c="3"/>0.083333\n",</text:p>
      <text:p text:style-name="P340"><text:s text:c="7"/>"21 <text:s text:c="3"/>0.083333\n",</text:p>
      <text:p text:style-name="P341"><text:s text:c="7"/>"Name: proportion, dtype: float64"</text:p>
      <text:p text:style-name="P342"><text:s text:c="6"/>]</text:p>
      <text:p text:style-name="P343"><text:s text:c="5"/>},</text:p>
      <text:p text:style-name="P344"><text:s text:c="5"/>"execution_count": 9,</text:p>
      <text:p text:style-name="P345"><text:s text:c="5"/>"metadata": {},</text:p>
      <text:p text:style-name="P346"><text:s text:c="5"/>"output_type": "execute_result"</text:p>
      <text:p text:style-name="P347"><text:s text:c="4"/>}</text:p>
      <text:p text:style-name="P348"><text:s text:c="3"/>],</text:p>
      <text:p text:style-name="P349"><text:s text:c="3"/>"source": [</text:p>
      <text:p text:style-name="P350"><text:s text:c="4"/>"df['Measurement'].value_counts(normalize =True)"</text:p>
      <text:p text:style-name="P351"><text:s text:c="3"/>]</text:p>
      <text:p text:style-name="P352"><text:s text:c="2"/>},</text:p>
      <text:p text:style-name="P353"><text:s text:c="2"/>{</text:p>
      <text:p text:style-name="P354"><text:s text:c="3"/>"cell_type": "code",</text:p>
      <text:p text:style-name="P355"><text:s text:c="3"/>"execution_count": 10,</text:p>
      <text:p text:style-name="P356"><text:s text:c="3"/>"id": "e575eba8",</text:p>
      <text:p text:style-name="P357"><text:s text:c="3"/>"metadata": {},</text:p>
      <text:p text:style-name="P358"><text:s text:c="3"/>"outputs": [</text:p>
      <text:p text:style-name="P359"><text:s text:c="4"/>{</text:p>
      <text:p text:style-name="P360"><text:s text:c="5"/>"data": {</text:p>
      <text:p text:style-name="P361"><text:s text:c="6"/>"text/html": [</text:p>
      <text:p text:style-name="P362"><text:s text:c="7"/>"&lt;div&gt;\n",</text:p>
      <text:p text:style-name="P363"><text:s text:c="7"/>"&lt;style scoped&gt;\n",</text:p>
      <text:soft-page-break/>
      <text:p text:style-name="P364"><text:s text:c="7"/>" <text:s text:c="3"/>.dataframe tbody tr th:only-of-type {\n",</text:p>
      <text:p text:style-name="P365"><text:s text:c="7"/>" <text:s text:c="7"/>vertical-align: middle;\n",</text:p>
      <text:p text:style-name="P366"><text:s text:c="7"/>" <text:s text:c="3"/>}\n",</text:p>
      <text:p text:style-name="P367"><text:s text:c="7"/>"\n",</text:p>
      <text:p text:style-name="P368"><text:s text:c="7"/>" <text:s text:c="3"/>.dataframe tbody tr th {\n",</text:p>
      <text:p text:style-name="P369"><text:s text:c="7"/>" <text:s text:c="7"/>vertical-align: top;\n",</text:p>
      <text:p text:style-name="P370"><text:s text:c="7"/>" <text:s text:c="3"/>}\n",</text:p>
      <text:p text:style-name="P371"><text:s text:c="7"/>"\n",</text:p>
      <text:p text:style-name="P372"><text:s text:c="7"/>" <text:s text:c="3"/>.dataframe thead th {\n",</text:p>
      <text:p text:style-name="P373"><text:s text:c="7"/>" <text:s text:c="7"/>text-align: right;\n",</text:p>
      <text:p text:style-name="P374"><text:s text:c="7"/>" <text:s text:c="3"/>}\n",</text:p>
      <text:p text:style-name="P375"><text:s text:c="7"/>"&lt;/style&gt;\n",</text:p>
      <text:p text:style-name="P376"><text:s text:c="7"/>"&lt;table border=\"1\" class=\"dataframe\"&gt;\n",</text:p>
      <text:p text:style-name="P377"><text:s text:c="7"/>" <text:s/>&lt;thead&gt;\n",</text:p>
      <text:p text:style-name="P378"><text:s text:c="7"/>" <text:s text:c="3"/>&lt;tr style=\"text-align: right;\"&gt;\n",</text:p>
      <text:p text:style-name="P379"><text:s text:c="7"/>" <text:s text:c="5"/>&lt;th&gt;&lt;/th&gt;\n",</text:p>
      <text:p text:style-name="P380"><text:s text:c="7"/>" <text:s text:c="5"/>&lt;th&gt;Machine&lt;/th&gt;\n",</text:p>
      <text:p text:style-name="P381"><text:s text:c="7"/>" <text:s text:c="5"/>&lt;th&gt;Measurement&lt;/th&gt;\n",</text:p>
      <text:p text:style-name="P382"><text:s text:c="7"/>" <text:s text:c="3"/>&lt;/tr&gt;\n",</text:p>
      <text:p text:style-name="P383"><text:s text:c="7"/>" <text:s/>&lt;/thead&gt;\n",</text:p>
      <text:p text:style-name="P384"><text:s text:c="7"/>" <text:s/>&lt;tbody&gt;\n",</text:p>
      <text:p text:style-name="P385"><text:s text:c="7"/>" <text:s text:c="3"/>&lt;tr&gt;\n",</text:p>
      <text:p text:style-name="P386"><text:s text:c="7"/>" <text:s text:c="5"/>&lt;th&gt;count&lt;/th&gt;\n",</text:p>
      <text:p text:style-name="P387"><text:s text:c="7"/>" <text:s text:c="5"/>&lt;td&gt;24.000000&lt;/td&gt;\n",</text:p>
      <text:p text:style-name="P388"><text:s text:c="7"/>" <text:s text:c="5"/>&lt;td&gt;24.000000&lt;/td&gt;\n",</text:p>
      <text:p text:style-name="P389"><text:s text:c="7"/>" <text:s text:c="3"/>&lt;/tr&gt;\n",</text:p>
      <text:p text:style-name="P390"><text:s text:c="7"/>" <text:s text:c="3"/>&lt;tr&gt;\n",</text:p>
      <text:p text:style-name="P391"><text:s text:c="7"/>" <text:s text:c="5"/>&lt;th&gt;mean&lt;/th&gt;\n",</text:p>
      <text:p text:style-name="P392"><text:s text:c="7"/>" <text:s text:c="5"/>&lt;td&gt;2.916667&lt;/td&gt;\n",</text:p>
      <text:p text:style-name="P393"><text:s text:c="7"/>" <text:s text:c="5"/>&lt;td&gt;17.916667&lt;/td&gt;\n",</text:p>
      <text:p text:style-name="P394"><text:s text:c="7"/>" <text:s text:c="3"/>&lt;/tr&gt;\n",</text:p>
      <text:p text:style-name="P395"><text:s text:c="7"/>" <text:s text:c="3"/>&lt;tr&gt;\n",</text:p>
      <text:p text:style-name="P396"><text:s text:c="7"/>" <text:s text:c="5"/>&lt;th&gt;std&lt;/th&gt;\n",</text:p>
      <text:soft-page-break/>
      <text:p text:style-name="P397"><text:s text:c="7"/>" <text:s text:c="5"/>&lt;td&gt;1.717345&lt;/td&gt;\n",</text:p>
      <text:p text:style-name="P398"><text:s text:c="7"/>" <text:s text:c="5"/>&lt;td&gt;1.717345&lt;/td&gt;\n",</text:p>
      <text:p text:style-name="P399"><text:s text:c="7"/>" <text:s text:c="3"/>&lt;/tr&gt;\n",</text:p>
      <text:p text:style-name="P400"><text:s text:c="7"/>" <text:s text:c="3"/>&lt;tr&gt;\n",</text:p>
      <text:p text:style-name="P401"><text:s text:c="7"/>" <text:s text:c="5"/>&lt;th&gt;min&lt;/th&gt;\n",</text:p>
      <text:p text:style-name="P402"><text:s text:c="7"/>" <text:s text:c="5"/>&lt;td&gt;0.000000&lt;/td&gt;\n",</text:p>
      <text:p text:style-name="P403"><text:s text:c="7"/>" <text:s text:c="5"/>&lt;td&gt;15.000000&lt;/td&gt;\n",</text:p>
      <text:p text:style-name="P404"><text:s text:c="7"/>" <text:s text:c="3"/>&lt;/tr&gt;\n",</text:p>
      <text:p text:style-name="P405"><text:s text:c="7"/>" <text:s text:c="3"/>&lt;tr&gt;\n",</text:p>
      <text:p text:style-name="P406"><text:s text:c="7"/>" <text:s text:c="5"/>&lt;th&gt;25%&lt;/th&gt;\n",</text:p>
      <text:p text:style-name="P407"><text:s text:c="7"/>" <text:s text:c="5"/>&lt;td&gt;1.750000&lt;/td&gt;\n",</text:p>
      <text:p text:style-name="P408"><text:s text:c="7"/>" <text:s text:c="5"/>&lt;td&gt;16.750000&lt;/td&gt;\n",</text:p>
      <text:p text:style-name="P409"><text:s text:c="7"/>" <text:s text:c="3"/>&lt;/tr&gt;\n",</text:p>
      <text:p text:style-name="P410"><text:s text:c="7"/>" <text:s text:c="3"/>&lt;tr&gt;\n",</text:p>
      <text:p text:style-name="P411"><text:s text:c="7"/>" <text:s text:c="5"/>&lt;th&gt;50%&lt;/th&gt;\n",</text:p>
      <text:p text:style-name="P412"><text:s text:c="7"/>" <text:s text:c="5"/>&lt;td&gt;3.000000&lt;/td&gt;\n",</text:p>
      <text:p text:style-name="P413"><text:s text:c="7"/>" <text:s text:c="5"/>&lt;td&gt;18.000000&lt;/td&gt;\n",</text:p>
      <text:p text:style-name="P414"><text:s text:c="7"/>" <text:s text:c="3"/>&lt;/tr&gt;\n",</text:p>
      <text:p text:style-name="P415"><text:s text:c="7"/>" <text:s text:c="3"/>&lt;tr&gt;\n",</text:p>
      <text:p text:style-name="P416"><text:s text:c="7"/>" <text:s text:c="5"/>&lt;th&gt;75%&lt;/th&gt;\n",</text:p>
      <text:p text:style-name="P417"><text:s text:c="7"/>" <text:s text:c="5"/>&lt;td&gt;4.000000&lt;/td&gt;\n",</text:p>
      <text:p text:style-name="P418"><text:s text:c="7"/>" <text:s text:c="5"/>&lt;td&gt;19.000000&lt;/td&gt;\n",</text:p>
      <text:p text:style-name="P419"><text:s text:c="7"/>" <text:s text:c="3"/>&lt;/tr&gt;\n",</text:p>
      <text:p text:style-name="P420"><text:s text:c="7"/>" <text:s text:c="3"/>&lt;tr&gt;\n",</text:p>
      <text:p text:style-name="P421"><text:s text:c="7"/>" <text:s text:c="5"/>&lt;th&gt;max&lt;/th&gt;\n",</text:p>
      <text:p text:style-name="P422"><text:s text:c="7"/>" <text:s text:c="5"/>&lt;td&gt;6.000000&lt;/td&gt;\n",</text:p>
      <text:p text:style-name="P423"><text:s text:c="7"/>" <text:s text:c="5"/>&lt;td&gt;21.000000&lt;/td&gt;\n",</text:p>
      <text:p text:style-name="P424"><text:s text:c="7"/>" <text:s text:c="3"/>&lt;/tr&gt;\n",</text:p>
      <text:p text:style-name="P425"><text:s text:c="7"/>" <text:s/>&lt;/tbody&gt;\n",</text:p>
      <text:p text:style-name="P426"><text:s text:c="7"/>"&lt;/table&gt;\n",</text:p>
      <text:p text:style-name="P427"><text:s text:c="7"/>"&lt;/div&gt;"</text:p>
      <text:p text:style-name="P428"><text:s text:c="6"/>],</text:p>
      <text:p text:style-name="P429"><text:s text:c="6"/>"text/plain": [</text:p>
      <text:soft-page-break/>
      <text:p text:style-name="P430"><text:s text:c="7"/>" <text:s text:c="8"/>Machine <text:s/>Measurement\n",</text:p>
      <text:p text:style-name="P431"><text:s text:c="7"/>"count <text:s/>24.000000 <text:s text:c="3"/>24.000000\n",</text:p>
      <text:p text:style-name="P432"><text:s text:c="7"/>"mean <text:s text:c="3"/>2.916667 <text:s text:c="3"/>17.916667\n",</text:p>
      <text:p text:style-name="P433"><text:s text:c="7"/>"std <text:s text:c="4"/>1.717345 <text:s text:c="4"/>1.717345\n",</text:p>
      <text:p text:style-name="P434"><text:s text:c="7"/>"min <text:s text:c="4"/>0.000000 <text:s text:c="3"/>15.000000\n",</text:p>
      <text:p text:style-name="P435"><text:s text:c="7"/>"25% <text:s text:c="4"/>1.750000 <text:s text:c="3"/>16.750000\n",</text:p>
      <text:p text:style-name="P436"><text:s text:c="7"/>"50% <text:s text:c="4"/>3.000000 <text:s text:c="3"/>18.000000\n",</text:p>
      <text:p text:style-name="P437"><text:s text:c="7"/>"75% <text:s text:c="4"/>4.000000 <text:s text:c="3"/>19.000000\n",</text:p>
      <text:p text:style-name="P438"><text:s text:c="7"/>"max <text:s text:c="4"/>6.000000 <text:s text:c="3"/>21.000000"</text:p>
      <text:p text:style-name="P439"><text:s text:c="6"/>]</text:p>
      <text:p text:style-name="P440"><text:s text:c="5"/>},</text:p>
      <text:p text:style-name="P441"><text:s text:c="5"/>"execution_count": 10,</text:p>
      <text:p text:style-name="P442"><text:s text:c="5"/>"metadata": {},</text:p>
      <text:p text:style-name="P443"><text:s text:c="5"/>"output_type": "execute_result"</text:p>
      <text:p text:style-name="P444"><text:s text:c="4"/>}</text:p>
      <text:p text:style-name="P445"><text:s text:c="3"/>],</text:p>
      <text:p text:style-name="P446"><text:s text:c="3"/>"source": [</text:p>
      <text:p text:style-name="P447"><text:s text:c="4"/>"df.describe()"</text:p>
      <text:p text:style-name="P448"><text:s text:c="3"/>]</text:p>
      <text:p text:style-name="P449"><text:s text:c="2"/>},</text:p>
      <text:p text:style-name="P450"><text:s text:c="2"/>{</text:p>
      <text:p text:style-name="P451"><text:s text:c="3"/>"cell_type": "code",</text:p>
      <text:p text:style-name="P452"><text:s text:c="3"/>"execution_count": 12,</text:p>
      <text:p text:style-name="P453"><text:s text:c="3"/>"id": "7a73ac54",</text:p>
      <text:p text:style-name="P454"><text:s text:c="3"/>"metadata": {},</text:p>
      <text:p text:style-name="P455"><text:s text:c="3"/>"outputs": [</text:p>
      <text:p text:style-name="P456"><text:s text:c="4"/>{</text:p>
      <text:p text:style-name="P457"><text:s text:c="5"/>"data": {</text:p>
      <text:p text:style-name="P458"><text:s text:c="6"/>"text/plain": [</text:p>
      <text:p text:style-name="P459"><text:s text:c="7"/>"Machine\n",</text:p>
      <text:p text:style-name="P460"><text:s text:c="7"/>"3 <text:s text:c="3"/>6\n",</text:p>
      <text:p text:style-name="P461"><text:s text:c="7"/>"4 <text:s text:c="3"/>5\n",</text:p>
      <text:p text:style-name="P462"><text:s text:c="7"/>"1 <text:s text:c="3"/>4\n",</text:p>
      <text:soft-page-break/>
      <text:p text:style-name="P463"><text:s text:c="7"/>"2 <text:s text:c="3"/>3\n",</text:p>
      <text:p text:style-name="P464"><text:s text:c="7"/>"0 <text:s text:c="3"/>2\n",</text:p>
      <text:p text:style-name="P465"><text:s text:c="7"/>"5 <text:s text:c="3"/>2\n",</text:p>
      <text:p text:style-name="P466"><text:s text:c="7"/>"6 <text:s text:c="3"/>2\n",</text:p>
      <text:p text:style-name="P467"><text:s text:c="7"/>"Name: count, dtype: int64"</text:p>
      <text:p text:style-name="P468"><text:s text:c="6"/>]</text:p>
      <text:p text:style-name="P469"><text:s text:c="5"/>},</text:p>
      <text:p text:style-name="P470"><text:s text:c="5"/>"execution_count": 12,</text:p>
      <text:p text:style-name="P471"><text:s text:c="5"/>"metadata": {},</text:p>
      <text:p text:style-name="P472"><text:s text:c="5"/>"output_type": "execute_result"</text:p>
      <text:p text:style-name="P473"><text:s text:c="4"/>}</text:p>
      <text:p text:style-name="P474"><text:s text:c="3"/>],</text:p>
      <text:p text:style-name="P475"><text:s text:c="3"/>"source": [</text:p>
      <text:p text:style-name="P476"><text:s text:c="4"/>"df['Machine'].value_counts()"</text:p>
      <text:p text:style-name="P477"><text:s text:c="3"/>]</text:p>
      <text:p text:style-name="P478"><text:s text:c="2"/>},</text:p>
      <text:p text:style-name="P479"><text:s text:c="2"/>{</text:p>
      <text:p text:style-name="P480"><text:s text:c="3"/>"cell_type": "code",</text:p>
      <text:p text:style-name="P481"><text:s text:c="3"/>"execution_count": 13,</text:p>
      <text:p text:style-name="P482"><text:s text:c="3"/>"id": "78eb540e",</text:p>
      <text:p text:style-name="P483"><text:s text:c="3"/>"metadata": {},</text:p>
      <text:p text:style-name="P484"><text:s text:c="3"/>"outputs": [</text:p>
      <text:p text:style-name="P485"><text:s text:c="4"/>{</text:p>
      <text:p text:style-name="P486"><text:s text:c="5"/>"data": {</text:p>
      <text:p text:style-name="P487"><text:s text:c="6"/>"text/plain": [</text:p>
      <text:p text:style-name="P488"><text:s text:c="7"/>"&lt;Axes: xlabel='Measurement', ylabel='Count'&gt;"</text:p>
      <text:p text:style-name="P489"><text:s text:c="6"/>]</text:p>
      <text:p text:style-name="P490"><text:s text:c="5"/>},</text:p>
      <text:p text:style-name="P491"><text:s text:c="5"/>"execution_count": 13,</text:p>
      <text:p text:style-name="P492"><text:s text:c="5"/>"metadata": {},</text:p>
      <text:p text:style-name="P493"><text:s text:c="5"/>"output_type": "execute_result"</text:p>
      <text:p text:style-name="P494"><text:s text:c="4"/>},</text:p>
      <text:p text:style-name="P495"><text:s text:c="4"/>{</text:p>
      <text:soft-page-break/>
      <text:p text:style-name="P496"><text:s text:c="5"/>"data": {</text:p>
      <text:p text:style-name="P497"><text:s text:c="6"/>"image/png": "iVBORw0KGgoAAAANSUhEUgAAAioAAAGwCAYAAACHJU4LAAAAOXRFWHRTb2Z0d2FyZQBNYXRwbG90bGliIHZlcnNpb24zLjcuMiwgaHR0cHM6Ly9tYXRwbG90bGliLm9yZy8pXeV/AAAACXBIWXMAAA9hAAAPYQGoP6dpAAAkv0lEQVR4nO3deVRV9f7/8dcR8YgKJOIAyWADDpla6nXIckhFG65mt7yVhmWj4sRquJjmUIkNequlaXaTbJVp3ZxalUUDWKmlpqmFYxpeQwk1jigeVPbvj36ebycoAZHPR3k+1jprtffZ7PP2s1z4bJ8Nx+U4jiMAAAALVTM9AAAAwJ8hVAAAgLUIFQAAYC1CBQAAWItQAQAA1iJUAACAtQgVAABgreqmBzgTRUVF+vnnnxUcHCyXy2V6HAAAUAqO4+jw4cOKjIxUtWp/fc3knA6Vn3/+WVFRUabHAAAA5bBnzx41btz4L485p0MlODhY0m9/0JCQEMPTAACA0vB4PIqKivL9O/5XzulQOfV2T0hICKECAMA5pjS3bXAzLQAAsBahAgAArEWoAAAAaxEqAADAWoQKAACwFqECAACsRagAAABrESoAAMBahAoAALAWoQIAAKxFqAAAAGsZD5W9e/dq0KBBqlevnmrVqqU2bdpo3bp1pscCAAAWMPqhhIcOHdJVV12l7t2768MPP1SDBg20c+dOXXDBBSbHAgAAljAaKk8//bSioqKUmprq2xcbG2tuIAAAYBWjobJs2TLFx8frlltuUUZGhi688EINGzZM9957b4nHe71eeb1e37bH46msUQEYkJWVpdzcXNNjnBPCw8MVHR1tegygwhkNlR9//FGzZs1SUlKSxo4dq2+++UYjR46U2+3WnXfeWez4lJQUTZo0ycCkACpbVlaWmjVrroKCo6ZHOScEBdXSli2ZxArOOy7HcRxTL16jRg21a9dOK1eu9O0bOXKk1qxZo1WrVhU7vqQrKlFRUcrLy1NISEilzAygcnz77bdq27atOtw9QSERsabHsZone7e+njtJ69at05VXXml6HOC0PB6PQkNDS/Xvt9ErKhEREWrRooXfvubNm+vdd98t8Xi32y23210ZowGwREhErMKim5oeA4AhRn88+aqrrtLWrVv99m3btk0xMTGGJgIAADYxGipjxozR6tWrNWXKFO3YsUPz58/XnDlzNHz4cJNjAQAASxgNlfbt22vx4sV666231LJlSz3xxBN6/vnndccdd5gcCwAAWMLoPSqSdMMNN+iGG24wPQYAALCQ8V+hDwAA8GcIFQAAYC1CBQAAWItQAQAA1iJUAACAtQgVAABgLUIFAABYi1ABAADWIlQAAIC1CBUAAGAtQgUAAFiLUAEAANYiVAAAgLUIFQAAYC1CBQAAWItQAQAA1iJUAACAtQgVAABgLUIFAABYi1ABAADWIlQAAIC1CBUAAGAtQgUAAFiLUAEAANYiVAAAgLUIFQAAYC1CBQAAWItQAQAA1iJUAACAtQgVAABgLUIFAABYi1ABAADWIlQAAIC1CBUAAGAtQgUAAFiLUAEAANYiVAAAgLUIFQAAYC1CBQAAWItQAQAA1iJUAACAtQgVAABgLUIFAABYi1ABAADWIlQAAIC1CBUAAGAtQgUAAFiLUAEAANYyGioTJ06Uy+XyezRq1MjkSAAAwCLVTQ9w2WWX6ZNPPvFtBwQEGJwGAADYxHioVK9evdRXUbxer7xer2/b4/GcrbEA4JyTmZlpeoRzQnh4uKKjo02PgVIyHirbt29XZGSk3G63OnTooClTpuiiiy4q8diUlBRNmjSpkicEALsV5B2Q5NKgQYNMj3JOCAqqpS1bMomVc4TRUOnQoYNef/11xcXFaf/+/XryySfVuXNnff/996pXr16x45OTk5WUlOTb9ng8ioqKqsyRAcA6x48eluSoze2Pqn6TZqbHsZone7e+njtJubm5hMo5wmio9O3b1/ffl19+uTp16qSLL75Y8+bN8wuSU9xut9xud2WOCADnjDoNohUW3dT0GECFsurHk2vXrq3LL79c27dvNz0KAACwgFWh4vV6lZmZqYiICNOjAAAACxgNlYceekgZGRnatWuXvv76a/3jH/+Qx+NRQkKCybEAAIAljN6j8r///U+33XabcnNzVb9+fXXs2FGrV69WTEyMybEAAIAljIbKggULTL48AACwnFX3qAAAAPweoQIAAKxFqAAAAGsRKgAAwFqECgAAsBahAgAArEWoAAAAaxEqAADAWoQKAACwFqECAACsRagAAABrESoAAMBahAoAALAWoQIAAKxFqAAAAGsRKgAAwFqECgAAsBahAgAArEWoAAAAaxEqAADAWoQKAACwFqECAACsRagAAABrESoAAMBahAoAALAWoQIAAKxFqAAAAGsRKgAAwFqECgAAsBahAgAArEWoAAAAaxEqAADAWoQKAACwFqECAACsRagAAABrESoAAMBahAoAALAWoQIAAKxFqAAAAGsRKgAAwFqECgAAsBahAgAArEWoAAAAaxEqAADAWoQKAACwFqECAACsRagAAABrWRMqKSkpcrlcGj16tOlRAACAJawIlTVr1mjOnDlq1aqV6VEAAIBFjIdKfn6+7rjjDr3yyiuqW7eu6XEAAIBFqpseYPjw4br++uvVs2dPPfnkk395rNfrldfr9W17PJ6zPR5KKSsrS7m5uabHOCeEh4crOjra9BhAlZaZmWl6hHOG6e9ZRkNlwYIF+vbbb7VmzZpSHZ+SkqJJkyad5alQVllZWWrWrLkKCo6aHuWcEBRUS1u2ZBIrgAEFeQckuTRo0CDTo5wzTH/PMhYqe/bs0ahRo/Txxx+rZs2apfqa5ORkJSUl+bY9Ho+ioqLO1ogopdzcXBUUHFWHuycoJCLW9DhW82Tv1tdzJyk3N5dQAQw4fvSwJEdtbn9U9Zs0Mz2O9Wz4nmUsVNatW6ecnBy1bdvWt+/kyZNasWKFZsyYIa/Xq4CAAL+vcbvdcrvdlT0qSikkIlZh0U1NjwEAp1WnQTTfr84RxkLl2muv1aZNm/z23XXXXWrWrJkeffTRYpECAACqHmOhEhwcrJYtW/rtq127turVq1dsPwAAqJqM/3gyAADAnzH+48m/l56ebnoEAABgEa6oAAAAaxEqAADAWoQKAACwFqECAACsRagAAABrESoAAMBahAoAALAWoQIAAKxFqAAAAGsRKgAAwFqECgAAsBahAgAArEWoAAAAaxEqAADAWoQKAACwFqECAACsRagAAABrESoAAMBahAoAALAWoQIAAKxFqAAAAGsRKgAAwFqECgAAsBahAgAArEWoAAAAa5UrVC666CIdOHCg2P5ff/1VF1100RkPBQAAIJUzVHbv3q2TJ08W2+/1erV3794zHgoAAECSqpfl4GXLlvn++6OPPlJoaKhv++TJk/r0008VGxtbYcMBAICqrUyh0r9/f0mSy+VSQkKC33OBgYGKjY3VtGnTKmw4AABQtZUpVIqKiiRJTZo00Zo1axQeHn5WhgIAAJDKGCqn7Nq1q6LnAAAAKKZcoSJJn376qT799FPl5OT4rrScMnfu3DMeDAAAoFyhMmnSJE2ePFnt2rVTRESEXC5XRc8FAABQvlCZPXu2XnvtNQ0ePLii5wEAAPAp1+9RKSwsVOfOnSt6FgAAAD/lCpV77rlH8+fPr+hZAAAA/JTrrZ9jx45pzpw5+uSTT9SqVSsFBgb6PT99+vQKGQ4AAFRt5QqVjRs3qk2bNpKkzZs3+z3HjbUAAKCilCtUPv/884qeAwAAoJhy3aMCAABQGcp1RaV79+5/+RbPZ599Vu6BAAAATilXqJy6P+WU48ePa8OGDdq8eXOxDysEAAAor3KFyr///e8S90+cOFH5+flnNBAAAMApFXqPyqBBg/icHwAAUGEqNFRWrVqlmjVrVuQpAQBAFVaut34GDBjgt+04jrKzs7V27VqNHz++QgYDAAAoV6iEhob6bVerVk1NmzbV5MmT1bt37woZDAAAoFyhkpqaWtFzAAAAFHNG96isW7dOb7zxht58802tX7++zF8/a9YstWrVSiEhIQoJCVGnTp304YcfnslIAADgPFKuKyo5OTn65z//qfT0dF1wwQVyHEd5eXnq3r27FixYoPr165fqPI0bN9bUqVN1ySWXSJLmzZunfv36af369brsssvKMxoAADiPlOuKyogRI+TxePT999/r4MGDOnTokDZv3iyPx6ORI0eW+jw33nijrrvuOsXFxSkuLk5PPfWU6t<text:soft-page-break/>Spo9WrV5dnLAAAcJ4p1xWV5cuX65NPPlHz5s19+1q0aKGZM2eW+2bakydP6p133tGRI0fUqVOnEo/xer3yer2+bY/HU67XAkzLzMw0PYL1WCMAUjlDpaioSIGBgcX2BwYGqqioqEzn2rRpkzp16qRjx46pTp06Wrx4sVq0aFHisSkpKZo0aVJ5RgasUJB3QJJLgwYNMj3KOeO4t9D0CAAMKleo9OjRQ6NGjdJbb72lyMhISdLevXs1ZswYXXvttWU6V9OmTbVhwwb9+uuvevfdd5WQkKCMjIwSYyU5OVlJSUm+bY/Ho6ioqPL8EQAjjh89LMlRm9sfVf0mzUyPY7XsTau0edkcnThxwvQoAAwqV6jMmDFD/fr1U2xsrKKiouRyuZSVlaXLL79cb7zxRpnOVaNGDd/NtO3atdOaNWv0wgsv6OWXXy52rNvtltvtLs/IgFXqNIhWWHRT02NYzZO92/QIACxQrlCJiorSt99+q7S0NG3ZskWO46hFixbq2bPnGQ/kOI7ffSgAAKDqKlOofPbZZ0pMTNTq1asVEhKiXr16qVevXpKkvLw8XXbZZZo9e7auvvrqUp1v7Nix6tu3r6KionT48GEtWLBA6enpWr58edn/JAAA4LxTplB5/vnnde+99yokJKTYc6Ghobr//vs1ffr0UofK/v37NXjwYGVnZys0NFStWrXS8uXLffEDAACqtjKFynfffaenn376T5/v3bu3nnvuuVKf79VXXy3LywMAgCqmTL/wbf/+/SX+WPIp1atX1y+//HLGQwEAAEhlDJULL7xQmzZt+tPnN27cqIiIiDMeCgAAQCpjqFx33XV6/PHHdezYsWLPFRQUaMKECbrhhhsqbDgAAFC1lekelXHjxmnRokWKi4tTYmKimjZtKpfLpczMTM2cOVMnT57UY489drZmBQAAVUyZQqVhw4ZauXKlHnzwQSUnJ8txHEmSy+VSfHy8XnrpJTVs2PCsDAoAAKqeMv/Ct5iYGH3wwQc6dOiQduzYIcdxdOmll6pu3bpnYz4AAFCFles300pS3bp11b59+4qcBQAAwE+ZbqYFAACoTIQKAACwFqECAACsRagAAABrESoAAMBahAoAALAWoQIAAKxFqAAAAGsRKgAAwFqECgAAsBahAgAArEWoAAAAaxEqAADAWoQKAACwFqECAACsRagAAABrESoAAMBahAoAALAWoQIAAKxFqAAAAGsRKgAAwFqECgAAsBahAgAArEWoAAAAaxEqAADAWoQKAACwFqECAACsRagAAABrESoAAMBahAoAALAWoQIAAKxFqAAAAGsRKgAAwFqECgAAsBahAgAArEWoAAAAaxEqAADAWoQKAACwFqECAACsRagAAABrESoAAMBaRkMlJSVF7du3V3BwsBo0aKD+/ftr69atJkcCAAAWMRoqGRkZGj58uFavXq20tDSdOHFCvXv31pEjR0yOBQAALFHd5IsvX77cbzs1NVUNGjTQunXrdM011xQ73uv1yuv1+rY9Hs9ZnS8rK0u5ubln9TXOB5mZmaZHAACcp4yGyh/l5eVJksLCwkp8PiUlRZMmTaqUWbKystSsWXMVFBytlNc7Hxz3FpoeAQBwnrEmVBzHUVJSkrp06aKWLVuWeExycrKSkpJ82x6PR1FRUWdlntzcXBUUHFWHuycoJCL2rLzG+SJ70yptXjZHJ06cMD0KAOA8Y02oJCYmauPGjfryyy//9Bi32y23212JU0khEbEKi25aqa95rvFk7zY9AgDgPGVFqIwYMULLli3TihUr1LhxY9PjAAAASxgNFcdxNGLECC1evFjp6elq0qSJyXEAAIBljIbK8OHDNX/+fC1dulTBwcHat2+fJCk0NFRBQUEmRwMAABYw+ntUZs2apby8PHXr1k0RERG+x8KFC02OBQAALGH8rR8AAIA/w2f9AAAAaxEqAADAWoQKAACwFqECAACsRagAAABrESoAAMBahAoAALAWoQIAAKxFqAAAAGsRKgAAwFqECgAAsBahAgAArEWoAAAAaxEqAADAWoQKAACwFqECAACsRagAAABrESoAAMBahAoAALAWoQIAAKxFqAAAAGsRKgAAwFqECgAAsBahAgAArEWoAAAAaxEqAADAWoQKAACwFqECAACsRagAAABrESoAAMBahAoAALAWoQIAAKxFqAAAAGsRKgAAwFqECgAAsBahAgAArEWoAAAAaxEqAADAWoQKAACwFqECAACsRagAAABrESoAAMBahAoAALAWoQIAAKxFqAAAAGsRKgAAwFqECgAAsJbRUFmxYoVuvPFGRUZGyuVyacmSJSbHAQAAljEaKkeOHFHr1q01Y8YMk2MAAABLVTf54n379lXfvn1NjgAAACxmNFTKyuv1yuv1+rY9Ho/BaQAAwNl2Tt1Mm5KSotDQUN8jKirK9EgAAOAsOqdCJTk5WXl5eb7Hnj17TI8EAADOonPqrR+32y232216DAAAUEnOqSsqAACgajF6RSU/P187duzwbe/atUsbNmxQWFiYoqOjDU4GAABsYDRU1q5dq+7du/u2k5KSJEkJCQl67bXXDE0FAABsYTRUunXrJsdxTI4AAAAsxj0qAADAWoQKAACwFqECAACsRagAAABrESoAAMBahAoAALAWoQIAAKxFqAAAAGsRKgAAwFqECgAAsBahAgAArEWoAAAAaxEqAADAWoQKAACwFqECAACsRagAAABrESoAAMBahAoAALAWoQIAAKxFqAAAAGsRKgAAwFqECgAAsBahAgAArEWoAAAAaxEqAADAWoQKAACwFqECAACsRagAAABrESoAAMBahAoAALAWoQIAAKxFqAAAAGsRKgAAwFqECgAAsBahAgAArEWoAAAAaxEqAADAWoQKAACwFqECAACsRagAAABrESoAAMBahAoAALAWoQIAAKxFqAAAAGsRKgAAwFqECgAAsBahAgAArEWoAAAAaxkPlZdeeklNmjRRzZo11bZtW33xxRemRwIAAJYwGioLFy7U6NGj9dhjj2n9+vW6+uqr1bdvX2VlZZkcCwAAWMJoqEyfPl1Dhw7VPffco+bNm+v5559XVFSUZs2aZXIsAABgieqmXriwsFDr1q3Tv/71L7/9vXv31sqVK0v8Gq/XK6/X69vOy8uTJHk8ngqfLz8/X5J08KetOuEtqPDzn0882T9JkvL2bldgdZfhaezGWpUea1V6rFXpsVZl49n32zsc+fn5Ffpv7alzOY5z+oMdQ/bu3etIcr766iu//U899ZQTFxdX4tdMmDDBkcSDBw8ePHjwOA8ee/bsOW0vGLuicorL5V+0juMU23dKcnKykpKSfNtFRUU6ePCg6tWr96dfU14ej0dRUVHas2ePQkJCKvTc5xvWqvRYq9JjrUqPtSo91qpsztZ6OY6jw4cPKzIy8rTHGguV8PBwBQQEaN++fX77c3Jy1LBhwxK/xu12y+12++274IILztaIkqSQkBD+MpcSa1V6rFXpsValx1qVHmtVNmdjvUJDQ0t1nLGbaWvUqKG2bdsqLS3Nb39aWpo6d+5saCoAAGATo2/9JCUlafDgwWrXrp06deqkOXPmKCsrSw888IDJsQAAgCWMhsrAgQN14MABTZ48WdnZ2WrZsqU++OADxcTEmBxL0m9vM02YMKHYW00ojrUqPdaq9Fir0mOtSo+1Khsb1svlOKX52SAAAIDKZ/xX6AMAAPwZQgUAAFiLUAEAANYiVAAAgLWqdKisWLFCN954oyIjI+VyubRkyRK/54cMGSKXy+X36Nixo5lhLXC69ZKkzMxM/f3vf1doaKiCg4PVsWPHKvlp2Kdbqz/+vTr1ePbZZ80MbNDp1io/P1+JiYlq3LixgoKC1Lx58yr7waWnW6v9+/dryJAhioyMVK1atdSnTx9t377dzLCGpaSkqH379goODlaDBg3Uv39/bd261e8Yx3E0ceJERUZGKigoSN26ddP3339vaGJzSrNWixYtUnx8vMLDw+VyubRhw4ZKm69Kh8qRI0fUunVrzZgx40+P6dOnj7Kzs32PDz74oBIntMvp1mvnzp3q0qWLmjVrpvT0dH333XcaP368atasWcmTmne6tfr936ns7GzNnTtXLpdLN998cyVPat7p1mrMmDFavny53njjDWVmZmrMmDEaMWKEli5dWsmTmvdXa+U4jvr3768ff/xRS5cu1fr16xUTE6OePXvqyJEjBqY1KyMjQ8OHD9fq1auVlpamEydOqHfv3n5r8cwzz2j69OmaMWOG1qxZo0aNGqlXr146fPiwwckrX2nW6siRI7rqqqs0derUyh/wDD9b8LwhyVm8eLHfvoSEBKdfv35G5rFdSes1cOBAZ9CgQWYGslhJa/VH/fr1c3r06FE5A1mspLW67LLLnMmTJ/vtu/LKK51x48ZV4mT2+eNabd261ZHkbN682bfvxIkTTlhYmPPKK68YmNAuOTk5jiQnIyPDcRzHKSoqcho1auRMnTrVd8yxY8ec0NBQZ/bs2abGtMIf1+r3du3<text:soft-page-break/>a5Uhy1q9fX2nzVOkrKqWRnp6uBg0aKC4uTvfee69ycnJMj2SloqIivf/++4qLi1N8fLwaNGigDh06lPj2EPzt379f77//voYOHWp6FCt16dJFy5Yt0969e+U4jj7//HNt27ZN8fHxpkezitfrlSS/K5gBAQGqUaOGvvzyS1NjWSMvL0+SFBYWJknatWuX9u3bp969e/uOcbvd6tq1q1auXGlkRlv8ca1MI1T+Qt++ffXmm2/qs88+07Rp07RmzRr16NHD9w0B/ycnJ0f5+fmaOnWq+vTpo48//lg33XSTBgwYoIyMDNPjWW3evHkKDg7WgAEDTI9ipRdffFEtWrRQ48aNVaNGDfXp00cvvfSSunTpYno0qzRr1kwxMTFKTk7WoUOHVFhYqKlTp2rfvn3Kzs42PZ5RjuMoKSlJXbp0UcuWLSXJ94G4f/wQ3IYNGxb7sNyqpKS1Ms3or9C33cCBA33/3bJlS7Vr104xMTF6//33+UflD4qKiiRJ/fr105gxYyRJbdq00cqVKzV79mx17drV5HhWmzt3ru64444qeS9Pabz44otavXq1li1bppiYGK1YsULDhg1TRESEevbsaXo8awQGBurdd9/V0KFDFRYWpoCAAPXs2VN9+/Y1PZpxiYmJ2rhxY4lXllwul9+24zjF9lUlf7VWphAqZRAREaGYmJgqexf9XwkPD1f16tXVokULv/3Nmze36i+8bb744gtt3bpVCxcuND2KlQoKCjR27FgtXrxY119/vSSpVatW2rBhg5577jlC5Q/atm2rDRs2KC8vT4WFhapfv746dOigdu3amR7NmBEjRmjZsmVasWKFGjdu7NvfqFEjSb9dWYmIiPDtz8nJKXaVpar4s7Uyjbd+yuDAgQPas2eP319q/KZGjRpq3759sR9p27ZtmxUfMmmrV199VW3btlXr1q1Nj2Kl48eP6/jx46pWzf9bVUBAgO8qHooLDQ1V/fr1tX37dq1du1b9+vUzPVKlcxxHiYmJWrRokT777DM1adLE7/kmTZqoUaNGSktL8+0rLCxURkaGOnfuXNnjGnW6tTKtSl9Ryc/P144dO3zbu3bt0oYNGxQWFqawsDBNnDhRN998syIiIrR7926NHTtW4eHhuummmwxObc5frVd0dLQefvhhDRw4UNdcc426d++u5cuX67333lN6erq5oQ053VpJksfj0TvvvKNp06aZGtMKp1urrl276uGHH1ZQUJBiYmKUkZGh119/XdOnTzc4tRmnW6t33nlH9evXV3R0tDZt2qRRo0apf//+fjeMVhXDhw/X/PnztXTpUgUHB/vuOwkNDVVQUJBcLpdGjx6tKVOm6NJLL9Wll16qKVOmqFatWrr99tsNT1+5TrdWknTw4EFlZWXp559/liTf/5Q2atTId3XqrKm0ny+y0Oeff+5IKvZISEhwjh496vTu3dupX7++ExgY6ERHRzsJCQlOVlaW6bGN+av1OuXVV191LrnkEqdmzZpO69atnSVLlpgb2KDSrNXLL7/sBAUFOb/++qu5QS1wurXKzs52hgwZ4kRGRjo1a9Z0mjZt6kybNs0pKioyO7gBp1urF154wWncuLHve9a4ceMcr9drdmhDSlonSU5qaqrvmKKiImfChAlOo0aNHLfb7VxzzTXOpk2bzA1tSGnWKjU1tcRjJkyYcNbnc/3/IQEAAKzDPSoAAMBahAoAALAWoQIAAKxFqAAAAGsRKgAAwFqECgAAsBahAgAArEWoAAAAaxEqAADAWoQKUAUMGTJELpdLDzzwQLHnhg0bJpfLpSFDhlT+YOcRl8ulJUuWmB4DOO8QKkAVERUVpQULFqigoMC379ixY3rrrbd8H5Roq8LCQtMjADCEUAGqiCuvvFLR0dFatGiRb9+iRYsUFRWlK664wrfPcRw988wzuuiiixQUFKTWrVvrv//9r+/5kydPaujQoWrSpImCgoLUtGlTvfDCC36vlZ6err/97W+qXbu2LrjgAl111VX66aefJP12dad///5+x48ePVrdunXzbXfr1k2JiYlKSkpSeHi4evXqJUn64YcfdN1116lOnTpq2LChBg8erNzcXL+vGzFihEaPHq26deuqYcOGmjNnjo4cOaK77rpLwcHBuvjii/Xhhx/6vX5pzjty5Eg98sgjCgsLU6NGjTRx4kTf87GxsZKkm266SS6Xy7cN4MwRKkAVctdddyk1NdW3PXfuXN19991+x4wbN06pqamaNWuWvv/+e40ZM0aDBg1SRkaGJKmoqEiNGzfW22+/rR9++EGPP/64xo4dq7fffluSdOLECfXv319du3bVxo0btWrVKt13331yuVxlmnXevHmqXr26vvrqK7388svKzs5W165d1aZNG61du1bLly/X/v37deuttxb7uvDwcH3zzTcaMWKEHnzwQd1yyy3q3Lmzvv32W8XHx2vw4ME6evSoJJXpvLVr19bXX3+tZ555RpMnT1ZaWpokac2aNZKk1NRUZWdn+7YBVICz/vnMAIxLSEhw+vXr5/zyyy+O2+12du3a5ezevdupWbOm88svvzj9+vVzEhISnPz8fKdmzZrOypUr/b5+6NChzm233fan5x82bJhz8803O47jOAcOHHAkOenp6X85y++NGjXK6dq1q2+7a9euTps2bfyOGT9+vNO7d2+/fXv27HEkOVu3bvV9XZcuXXzPnzhxwqldu7YzePBg377s7GxHkrNq1apyn9dxHKd9+/bOo48+6tuW5CxevLjEPzOA8qtutJIAVKrw8HBdf/31mjdvnhzH0fXXX6/w8HDf8z/88IOOHTvme6vllMLCQr+3h2bPnq3//Oc/+umnn1RQUKDCwkK1adNGkhQWFqYhQ4YoPj5evXr1Us+ePXXrrbcqIiKiTLO2a9fOb3vdunX6/PPPVadOnWLH7ty5U3FxcZKkVq1a+fYHBASoXr16uvzyy337GjZsKEnKyckp93klKSIiwncOAGcPoQJUMXfffbcSExMlSTNnzvR7rqioSJL0/vvv68ILL/R7zu12S5LefvttjRkzRtOmTVOnTp0UHBysZ599Vl9//bXv2NTUVI0cOVLLly/XwoULNW7cOKWlpaljx46qVq2aHMfxO/fx48eLzVm7du1is9144416+umnix37+wgKDAz0e87lcvntO/UW1Kk/65mc99Q5AJw9hApQxfTp08f3UzTx8fF+z7Vo0UJut1tZWVnq2rVriV//xRdfqHPnzho2bJhv386dO4sdd8UVV+iKK65QcnKyOnXqpPnz56tjx46qX7++Nm/e7Hfshg0bioXAH1155ZV69913FRsbq+rVK+5bV0WdNzAwUCdPnqywuQD8hptpgSomICBAmZmZyszMVEBAgN9zwcHBeuihhzRmzBjNmzdPO3fu1Pr16zVz5kzNmzdPknTJJZdo7dq1+uijj7Rt2zaNHz/e7+bRXbt2KTk5WatWrdJPP/2kjz/+WNu2bVPz5s0lST169NDatWv1+uuva/v27ZowYUKxcCnJ8OHDdfDgQd1222365ptv9OOPP+rjjz/W3XfffUaBUFHnjY2N1aeffqp9+/bp0KFD5Z4HgD9CBaiCQkJCFBISUuJzTzzxhB5//HGlpKSoefPmio+P13vvvacmTZpIkh544AENGDBAAwcOVIcOHXTgwAG/qyu1atXSli1bdPPNNysuLk733XefEhMTdf/990v67SrO+PHj9cgjj6h9+/Y6fPiw7rzzztPOHBkZqa+++konT55UfHy8WrZsqVGjRik0NFTVqpX/W1lFnXfatGlKS0sr9uPeAM6My/njm8UAAACW4IoKAACwFqECAACsRagAAABrESoAAMBahAoAALAWoQIAAKxFqAAAAGsRKgAAwFqECgAAsBahAgAArEWoAAAAa/0/9597SjAreaMAAAAASUVORK5CYII=",</text:p>
      <text:p text:style-name="P498"><text:s text:c="6"/>"text/plain": [</text:p>
      <text:p text:style-name="P499"><text:s text:c="7"/>"&lt;Figure size 640x480 with 1 Axes&gt;"</text:p>
      <text:p text:style-name="P500"><text:s text:c="6"/>]</text:p>
      <text:p text:style-name="P501"><text:s text:c="5"/>},</text:p>
      <text:p text:style-name="P502"><text:s text:c="5"/>"metadata": {},</text:p>
      <text:soft-page-break/>
      <text:p text:style-name="P503"><text:s text:c="5"/>"output_type": "display_data"</text:p>
      <text:p text:style-name="P504"><text:s text:c="4"/>}</text:p>
      <text:p text:style-name="P505"><text:s text:c="3"/>],</text:p>
      <text:p text:style-name="P506"><text:s text:c="3"/>"source": [</text:p>
      <text:p text:style-name="P507"><text:s text:c="4"/>"sns.histplot(df['Measurement'])"</text:p>
      <text:p text:style-name="P508"><text:s text:c="3"/>]</text:p>
      <text:p text:style-name="P509"><text:s text:c="2"/>},</text:p>
      <text:p text:style-name="P510"><text:s text:c="2"/>{</text:p>
      <text:p text:style-name="P511"><text:s text:c="3"/>"cell_type": "code",</text:p>
      <text:p text:style-name="P512"><text:s text:c="3"/>"execution_count": 14,</text:p>
      <text:p text:style-name="P513"><text:s text:c="3"/>"id": "e12a2faa",</text:p>
      <text:p text:style-name="P514"><text:s text:c="3"/>"metadata": {},</text:p>
      <text:p text:style-name="P515"><text:s text:c="3"/>"outputs": [</text:p>
      <text:p text:style-name="P516"><text:s text:c="4"/>{</text:p>
      <text:p text:style-name="P517"><text:s text:c="5"/>"data": {</text:p>
      <text:p text:style-name="P518"><text:s text:c="6"/>"text/html": [</text:p>
      <text:p text:style-name="P519"><text:s text:c="7"/>"&lt;div&gt;\n",</text:p>
      <text:p text:style-name="P520"><text:s text:c="7"/>"&lt;style scoped&gt;\n",</text:p>
      <text:p text:style-name="P521"><text:s text:c="7"/>" <text:s text:c="3"/>.dataframe tbody tr th:only-of-type {\n",</text:p>
      <text:p text:style-name="P522"><text:s text:c="7"/>" <text:s text:c="7"/>vertical-align: middle;\n",</text:p>
      <text:p text:style-name="P523"><text:s text:c="7"/>" <text:s text:c="3"/>}\n",</text:p>
      <text:p text:style-name="P524"><text:s text:c="7"/>"\n",</text:p>
      <text:p text:style-name="P525"><text:s text:c="7"/>" <text:s text:c="3"/>.dataframe tbody tr th {\n",</text:p>
      <text:p text:style-name="P526"><text:s text:c="7"/>" <text:s text:c="7"/>vertical-align: top;\n",</text:p>
      <text:p text:style-name="P527"><text:s text:c="7"/>" <text:s text:c="3"/>}\n",</text:p>
      <text:p text:style-name="P528"><text:s text:c="7"/>"\n",</text:p>
      <text:p text:style-name="P529"><text:s text:c="7"/>" <text:s text:c="3"/>.dataframe thead th {\n",</text:p>
      <text:p text:style-name="P530"><text:s text:c="7"/>" <text:s text:c="7"/>text-align: right;\n",</text:p>
      <text:p text:style-name="P531"><text:s text:c="7"/>" <text:s text:c="3"/>}\n",</text:p>
      <text:p text:style-name="P532"><text:s text:c="7"/>"&lt;/style&gt;\n",</text:p>
      <text:p text:style-name="P533"><text:s text:c="7"/>"&lt;table border=\"1\" class=\"dataframe\"&gt;\n",</text:p>
      <text:p text:style-name="P534"><text:s text:c="7"/>" <text:s/>&lt;thead&gt;\n",</text:p>
      <text:p text:style-name="P535"><text:s text:c="7"/>" <text:s text:c="3"/>&lt;tr style=\"text-align: right;\"&gt;\n",</text:p>
      <text:soft-page-break/>
      <text:p text:style-name="P536"><text:s text:c="7"/>" <text:s text:c="5"/>&lt;th&gt;&lt;/th&gt;\n",</text:p>
      <text:p text:style-name="P537"><text:s text:c="7"/>" <text:s text:c="5"/>&lt;th&gt;count&lt;/th&gt;\n",</text:p>
      <text:p text:style-name="P538"><text:s text:c="7"/>" <text:s text:c="5"/>&lt;th&gt;mean&lt;/th&gt;\n",</text:p>
      <text:p text:style-name="P539"><text:s text:c="7"/>" <text:s text:c="5"/>&lt;th&gt;std&lt;/th&gt;\n",</text:p>
      <text:p text:style-name="P540"><text:s text:c="7"/>" <text:s text:c="5"/>&lt;th&gt;min&lt;/th&gt;\n",</text:p>
      <text:p text:style-name="P541"><text:s text:c="7"/>" <text:s text:c="5"/>&lt;th&gt;25%&lt;/th&gt;\n",</text:p>
      <text:p text:style-name="P542"><text:s text:c="7"/>" <text:s text:c="5"/>&lt;th&gt;50%&lt;/th&gt;\n",</text:p>
      <text:p text:style-name="P543"><text:s text:c="7"/>" <text:s text:c="5"/>&lt;th&gt;75%&lt;/th&gt;\n",</text:p>
      <text:p text:style-name="P544"><text:s text:c="7"/>" <text:s text:c="5"/>&lt;th&gt;max&lt;/th&gt;\n",</text:p>
      <text:p text:style-name="P545"><text:s text:c="7"/>" <text:s text:c="3"/>&lt;/tr&gt;\n",</text:p>
      <text:p text:style-name="P546"><text:s text:c="7"/>" <text:s text:c="3"/>&lt;tr&gt;\n",</text:p>
      <text:p text:style-name="P547"><text:s text:c="7"/>" <text:s text:c="5"/>&lt;th&gt;Machine&lt;/th&gt;\n",</text:p>
      <text:p text:style-name="P548"><text:s text:c="7"/>" <text:s text:c="5"/>&lt;th&gt;&lt;/th&gt;\n",</text:p>
      <text:p text:style-name="P549"><text:s text:c="7"/>" <text:s text:c="5"/>&lt;th&gt;&lt;/th&gt;\n",</text:p>
      <text:p text:style-name="P550"><text:s text:c="7"/>" <text:s text:c="5"/>&lt;th&gt;&lt;/th&gt;\n",</text:p>
      <text:p text:style-name="P551"><text:s text:c="7"/>" <text:s text:c="5"/>&lt;th&gt;&lt;/th&gt;\n",</text:p>
      <text:p text:style-name="P552"><text:s text:c="7"/>" <text:s text:c="5"/>&lt;th&gt;&lt;/th&gt;\n",</text:p>
      <text:p text:style-name="P553"><text:s text:c="7"/>" <text:s text:c="5"/>&lt;th&gt;&lt;/th&gt;\n",</text:p>
      <text:p text:style-name="P554"><text:s text:c="7"/>" <text:s text:c="5"/>&lt;th&gt;&lt;/th&gt;\n",</text:p>
      <text:p text:style-name="P555"><text:s text:c="7"/>" <text:s text:c="5"/>&lt;th&gt;&lt;/th&gt;\n",</text:p>
      <text:p text:style-name="P556"><text:s text:c="7"/>" <text:s text:c="3"/>&lt;/tr&gt;\n",</text:p>
      <text:p text:style-name="P557"><text:s text:c="7"/>" <text:s/>&lt;/thead&gt;\n",</text:p>
      <text:p text:style-name="P558"><text:s text:c="7"/>" <text:s/>&lt;tbody&gt;\n",</text:p>
      <text:p text:style-name="P559"><text:s text:c="7"/>" <text:s text:c="3"/>&lt;tr&gt;\n",</text:p>
      <text:p text:style-name="P560"><text:s text:c="7"/>" <text:s text:c="5"/>&lt;th&gt;0&lt;/th&gt;\n",</text:p>
      <text:p text:style-name="P561"><text:s text:c="7"/>" <text:s text:c="5"/>&lt;td&gt;2.0&lt;/td&gt;\n",</text:p>
      <text:p text:style-name="P562"><text:s text:c="7"/>" <text:s text:c="5"/>&lt;td&gt;15.0&lt;/td&gt;\n",</text:p>
      <text:p text:style-name="P563"><text:s text:c="7"/>" <text:s text:c="5"/>&lt;td&gt;0.0&lt;/td&gt;\n",</text:p>
      <text:p text:style-name="P564"><text:s text:c="7"/>" <text:s text:c="5"/>&lt;td&gt;15.0&lt;/td&gt;\n",</text:p>
      <text:p text:style-name="P565"><text:s text:c="7"/>" <text:s text:c="5"/>&lt;td&gt;15.0&lt;/td&gt;\n",</text:p>
      <text:p text:style-name="P566"><text:s text:c="7"/>" <text:s text:c="5"/>&lt;td&gt;15.0&lt;/td&gt;\n",</text:p>
      <text:p text:style-name="P567"><text:s text:c="7"/>" <text:s text:c="5"/>&lt;td&gt;15.0&lt;/td&gt;\n",</text:p>
      <text:p text:style-name="P568"><text:s text:c="7"/>" <text:s text:c="5"/>&lt;td&gt;15.0&lt;/td&gt;\n",</text:p>
      <text:soft-page-break/>
      <text:p text:style-name="P569"><text:s text:c="7"/>" <text:s text:c="3"/>&lt;/tr&gt;\n",</text:p>
      <text:p text:style-name="P570"><text:s text:c="7"/>" <text:s text:c="3"/>&lt;tr&gt;\n",</text:p>
      <text:p text:style-name="P571"><text:s text:c="7"/>" <text:s text:c="5"/>&lt;th&gt;1&lt;/th&gt;\n",</text:p>
      <text:p text:style-name="P572"><text:s text:c="7"/>" <text:s text:c="5"/>&lt;td&gt;4.0&lt;/td&gt;\n",</text:p>
      <text:p text:style-name="P573"><text:s text:c="7"/>" <text:s text:c="5"/>&lt;td&gt;16.0&lt;/td&gt;\n",</text:p>
      <text:p text:style-name="P574"><text:s text:c="7"/>" <text:s text:c="5"/>&lt;td&gt;0.0&lt;/td&gt;\n",</text:p>
      <text:p text:style-name="P575"><text:s text:c="7"/>" <text:s text:c="5"/>&lt;td&gt;16.0&lt;/td&gt;\n",</text:p>
      <text:p text:style-name="P576"><text:s text:c="7"/>" <text:s text:c="5"/>&lt;td&gt;16.0&lt;/td&gt;\n",</text:p>
      <text:p text:style-name="P577"><text:s text:c="7"/>" <text:s text:c="5"/>&lt;td&gt;16.0&lt;/td&gt;\n",</text:p>
      <text:p text:style-name="P578"><text:s text:c="7"/>" <text:s text:c="5"/>&lt;td&gt;16.0&lt;/td&gt;\n",</text:p>
      <text:p text:style-name="P579"><text:s text:c="7"/>" <text:s text:c="5"/>&lt;td&gt;16.0&lt;/td&gt;\n",</text:p>
      <text:p text:style-name="P580"><text:s text:c="7"/>" <text:s text:c="3"/>&lt;/tr&gt;\n",</text:p>
      <text:p text:style-name="P581"><text:s text:c="7"/>" <text:s text:c="3"/>&lt;tr&gt;\n",</text:p>
      <text:p text:style-name="P582"><text:s text:c="7"/>" <text:s text:c="5"/>&lt;th&gt;2&lt;/th&gt;\n",</text:p>
      <text:p text:style-name="P583"><text:s text:c="7"/>" <text:s text:c="5"/>&lt;td&gt;3.0&lt;/td&gt;\n",</text:p>
      <text:p text:style-name="P584"><text:s text:c="7"/>" <text:s text:c="5"/>&lt;td&gt;17.0&lt;/td&gt;\n",</text:p>
      <text:p text:style-name="P585"><text:s text:c="7"/>" <text:s text:c="5"/>&lt;td&gt;0.0&lt;/td&gt;\n",</text:p>
      <text:p text:style-name="P586"><text:s text:c="7"/>" <text:s text:c="5"/>&lt;td&gt;17.0&lt;/td&gt;\n",</text:p>
      <text:p text:style-name="P587"><text:s text:c="7"/>" <text:s text:c="5"/>&lt;td&gt;17.0&lt;/td&gt;\n",</text:p>
      <text:p text:style-name="P588"><text:s text:c="7"/>" <text:s text:c="5"/>&lt;td&gt;17.0&lt;/td&gt;\n",</text:p>
      <text:p text:style-name="P589"><text:s text:c="7"/>" <text:s text:c="5"/>&lt;td&gt;17.0&lt;/td&gt;\n",</text:p>
      <text:p text:style-name="P590"><text:s text:c="7"/>" <text:s text:c="5"/>&lt;td&gt;17.0&lt;/td&gt;\n",</text:p>
      <text:p text:style-name="P591"><text:s text:c="7"/>" <text:s text:c="3"/>&lt;/tr&gt;\n",</text:p>
      <text:p text:style-name="P592"><text:s text:c="7"/>" <text:s text:c="3"/>&lt;tr&gt;\n",</text:p>
      <text:p text:style-name="P593"><text:s text:c="7"/>" <text:s text:c="5"/>&lt;th&gt;3&lt;/th&gt;\n",</text:p>
      <text:p text:style-name="P594"><text:s text:c="7"/>" <text:s text:c="5"/>&lt;td&gt;6.0&lt;/td&gt;\n",</text:p>
      <text:p text:style-name="P595"><text:s text:c="7"/>" <text:s text:c="5"/>&lt;td&gt;18.0&lt;/td&gt;\n",</text:p>
      <text:p text:style-name="P596"><text:s text:c="7"/>" <text:s text:c="5"/>&lt;td&gt;0.0&lt;/td&gt;\n",</text:p>
      <text:p text:style-name="P597"><text:s text:c="7"/>" <text:s text:c="5"/>&lt;td&gt;18.0&lt;/td&gt;\n",</text:p>
      <text:p text:style-name="P598"><text:s text:c="7"/>" <text:s text:c="5"/>&lt;td&gt;18.0&lt;/td&gt;\n",</text:p>
      <text:p text:style-name="P599"><text:s text:c="7"/>" <text:s text:c="5"/>&lt;td&gt;18.0&lt;/td&gt;\n",</text:p>
      <text:p text:style-name="P600"><text:s text:c="7"/>" <text:s text:c="5"/>&lt;td&gt;18.0&lt;/td&gt;\n",</text:p>
      <text:p text:style-name="P601"><text:s text:c="7"/>" <text:s text:c="5"/>&lt;td&gt;18.0&lt;/td&gt;\n",</text:p>
      <text:soft-page-break/>
      <text:p text:style-name="P602"><text:s text:c="7"/>" <text:s text:c="3"/>&lt;/tr&gt;\n",</text:p>
      <text:p text:style-name="P603"><text:s text:c="7"/>" <text:s text:c="3"/>&lt;tr&gt;\n",</text:p>
      <text:p text:style-name="P604"><text:s text:c="7"/>" <text:s text:c="5"/>&lt;th&gt;4&lt;/th&gt;\n",</text:p>
      <text:p text:style-name="P605"><text:s text:c="7"/>" <text:s text:c="5"/>&lt;td&gt;5.0&lt;/td&gt;\n",</text:p>
      <text:p text:style-name="P606"><text:s text:c="7"/>" <text:s text:c="5"/>&lt;td&gt;19.0&lt;/td&gt;\n",</text:p>
      <text:p text:style-name="P607"><text:s text:c="7"/>" <text:s text:c="5"/>&lt;td&gt;0.0&lt;/td&gt;\n",</text:p>
      <text:p text:style-name="P608"><text:s text:c="7"/>" <text:s text:c="5"/>&lt;td&gt;19.0&lt;/td&gt;\n",</text:p>
      <text:p text:style-name="P609"><text:s text:c="7"/>" <text:s text:c="5"/>&lt;td&gt;19.0&lt;/td&gt;\n",</text:p>
      <text:p text:style-name="P610"><text:s text:c="7"/>" <text:s text:c="5"/>&lt;td&gt;19.0&lt;/td&gt;\n",</text:p>
      <text:p text:style-name="P611"><text:s text:c="7"/>" <text:s text:c="5"/>&lt;td&gt;19.0&lt;/td&gt;\n",</text:p>
      <text:p text:style-name="P612"><text:s text:c="7"/>" <text:s text:c="5"/>&lt;td&gt;19.0&lt;/td&gt;\n",</text:p>
      <text:p text:style-name="P613"><text:s text:c="7"/>" <text:s text:c="3"/>&lt;/tr&gt;\n",</text:p>
      <text:p text:style-name="P614"><text:s text:c="7"/>" <text:s text:c="3"/>&lt;tr&gt;\n",</text:p>
      <text:p text:style-name="P615"><text:s text:c="7"/>" <text:s text:c="5"/>&lt;th&gt;5&lt;/th&gt;\n",</text:p>
      <text:p text:style-name="P616"><text:s text:c="7"/>" <text:s text:c="5"/>&lt;td&gt;2.0&lt;/td&gt;\n",</text:p>
      <text:p text:style-name="P617"><text:s text:c="7"/>" <text:s text:c="5"/>&lt;td&gt;20.0&lt;/td&gt;\n",</text:p>
      <text:p text:style-name="P618"><text:s text:c="7"/>" <text:s text:c="5"/>&lt;td&gt;0.0&lt;/td&gt;\n",</text:p>
      <text:p text:style-name="P619"><text:s text:c="7"/>" <text:s text:c="5"/>&lt;td&gt;20.0&lt;/td&gt;\n",</text:p>
      <text:p text:style-name="P620"><text:s text:c="7"/>" <text:s text:c="5"/>&lt;td&gt;20.0&lt;/td&gt;\n",</text:p>
      <text:p text:style-name="P621"><text:s text:c="7"/>" <text:s text:c="5"/>&lt;td&gt;20.0&lt;/td&gt;\n",</text:p>
      <text:p text:style-name="P622"><text:s text:c="7"/>" <text:s text:c="5"/>&lt;td&gt;20.0&lt;/td&gt;\n",</text:p>
      <text:p text:style-name="P623"><text:s text:c="7"/>" <text:s text:c="5"/>&lt;td&gt;20.0&lt;/td&gt;\n",</text:p>
      <text:p text:style-name="P624"><text:s text:c="7"/>" <text:s text:c="3"/>&lt;/tr&gt;\n",</text:p>
      <text:p text:style-name="P625"><text:s text:c="7"/>" <text:s text:c="3"/>&lt;tr&gt;\n",</text:p>
      <text:p text:style-name="P626"><text:s text:c="7"/>" <text:s text:c="5"/>&lt;th&gt;6&lt;/th&gt;\n",</text:p>
      <text:p text:style-name="P627"><text:s text:c="7"/>" <text:s text:c="5"/>&lt;td&gt;2.0&lt;/td&gt;\n",</text:p>
      <text:p text:style-name="P628"><text:s text:c="7"/>" <text:s text:c="5"/>&lt;td&gt;21.0&lt;/td&gt;\n",</text:p>
      <text:p text:style-name="P629"><text:s text:c="7"/>" <text:s text:c="5"/>&lt;td&gt;0.0&lt;/td&gt;\n",</text:p>
      <text:p text:style-name="P630"><text:s text:c="7"/>" <text:s text:c="5"/>&lt;td&gt;21.0&lt;/td&gt;\n",</text:p>
      <text:p text:style-name="P631"><text:s text:c="7"/>" <text:s text:c="5"/>&lt;td&gt;21.0&lt;/td&gt;\n",</text:p>
      <text:p text:style-name="P632"><text:s text:c="7"/>" <text:s text:c="5"/>&lt;td&gt;21.0&lt;/td&gt;\n",</text:p>
      <text:p text:style-name="P633"><text:s text:c="7"/>" <text:s text:c="5"/>&lt;td&gt;21.0&lt;/td&gt;\n",</text:p>
      <text:p text:style-name="P634"><text:s text:c="7"/>" <text:s text:c="5"/>&lt;td&gt;21.0&lt;/td&gt;\n",</text:p>
      <text:soft-page-break/>
      <text:p text:style-name="P635"><text:s text:c="7"/>" <text:s text:c="3"/>&lt;/tr&gt;\n",</text:p>
      <text:p text:style-name="P636"><text:s text:c="7"/>" <text:s/>&lt;/tbody&gt;\n",</text:p>
      <text:p text:style-name="P637"><text:s text:c="7"/>"&lt;/table&gt;\n",</text:p>
      <text:p text:style-name="P638"><text:s text:c="7"/>"&lt;/div&gt;"</text:p>
      <text:p text:style-name="P639"><text:s text:c="6"/>],</text:p>
      <text:p text:style-name="P640"><text:s text:c="6"/>"text/plain": [</text:p>
      <text:p text:style-name="P641"><text:s text:c="7"/>" <text:s text:c="8"/>count <text:s/>mean <text:s/>std <text:s text:c="2"/>min <text:s text:c="2"/>25% <text:s text:c="2"/>50% <text:s text:c="2"/>75% <text:s text:c="2"/>max\n",</text:p>
      <text:p text:style-name="P642"><text:s text:c="7"/>"Machine <text:s text:c="47"/>\n",</text:p>
      <text:p text:style-name="P643"><text:s text:c="7"/>"0 <text:s text:c="9"/>2.0 <text:s/>15.0 <text:s/>0.0 <text:s/>15.0 <text:s/>15.0 <text:s/>15.0 <text:s/>15.0 <text:s/>15.0\n",</text:p>
      <text:p text:style-name="P644"><text:s text:c="7"/>"1 <text:s text:c="9"/>4.0 <text:s/>16.0 <text:s/>0.0 <text:s/>16.0 <text:s/>16.0 <text:s/>16.0 <text:s/>16.0 <text:s/>16.0\n",</text:p>
      <text:p text:style-name="P645"><text:s text:c="7"/>"2 <text:s text:c="9"/>3.0 <text:s/>17.0 <text:s/>0.0 <text:s/>17.0 <text:s/>17.0 <text:s/>17.0 <text:s/>17.0 <text:s/>17.0\n",</text:p>
      <text:p text:style-name="P646"><text:s text:c="7"/>"3 <text:s text:c="9"/>6.0 <text:s/>18.0 <text:s/>0.0 <text:s/>18.0 <text:s/>18.0 <text:s/>18.0 <text:s/>18.0 <text:s/>18.0\n",</text:p>
      <text:p text:style-name="P647"><text:s text:c="7"/>"4 <text:s text:c="9"/>5.0 <text:s/>19.0 <text:s/>0.0 <text:s/>19.0 <text:s/>19.0 <text:s/>19.0 <text:s/>19.0 <text:s/>19.0\n",</text:p>
      <text:p text:style-name="P648"><text:s text:c="7"/>"5 <text:s text:c="9"/>2.0 <text:s/>20.0 <text:s/>0.0 <text:s/>20.0 <text:s/>20.0 <text:s/>20.0 <text:s/>20.0 <text:s/>20.0\n",</text:p>
      <text:p text:style-name="P649"><text:s text:c="7"/>"6 <text:s text:c="9"/>2.0 <text:s/>21.0 <text:s/>0.0 <text:s/>21.0 <text:s/>21.0 <text:s/>21.0 <text:s/>21.0 <text:s/>21.0"</text:p>
      <text:p text:style-name="P650"><text:s text:c="6"/>]</text:p>
      <text:p text:style-name="P651"><text:s text:c="5"/>},</text:p>
      <text:p text:style-name="P652"><text:s text:c="5"/>"execution_count": 14,</text:p>
      <text:p text:style-name="P653"><text:s text:c="5"/>"metadata": {},</text:p>
      <text:p text:style-name="P654"><text:s text:c="5"/>"output_type": "execute_result"</text:p>
      <text:p text:style-name="P655"><text:s text:c="4"/>}</text:p>
      <text:p text:style-name="P656"><text:s text:c="3"/>],</text:p>
      <text:p text:style-name="P657"><text:s text:c="3"/>"source": [</text:p>
      <text:p text:style-name="P658"><text:s text:c="4"/>"df.groupby('Machine')['Measurement'].describe()"</text:p>
      <text:p text:style-name="P659"><text:s text:c="3"/>]</text:p>
      <text:p text:style-name="P660"><text:s text:c="2"/>},</text:p>
      <text:p text:style-name="P661"><text:s text:c="2"/>{</text:p>
      <text:p text:style-name="P662"><text:s text:c="3"/>"cell_type": "code",</text:p>
      <text:p text:style-name="P663"><text:s text:c="3"/>"execution_count": 15,</text:p>
      <text:p text:style-name="P664"><text:s text:c="3"/>"id": "f6dc7112",</text:p>
      <text:p text:style-name="P665"><text:s text:c="3"/>"metadata": {},</text:p>
      <text:p text:style-name="P666"><text:s text:c="3"/>"outputs": [],</text:p>
      <text:p text:style-name="P667"><text:s text:c="3"/>"source": [</text:p>
      <text:soft-page-break/>
      <text:p text:style-name="P668"><text:s text:c="4"/>"import seaborn as sns"</text:p>
      <text:p text:style-name="P669"><text:s text:c="3"/>]</text:p>
      <text:p text:style-name="P670"><text:s text:c="2"/>},</text:p>
      <text:p text:style-name="P671"><text:s text:c="2"/>{</text:p>
      <text:p text:style-name="P672"><text:s text:c="3"/>"cell_type": "code",</text:p>
      <text:p text:style-name="P673"><text:s text:c="3"/>"execution_count": 16,</text:p>
      <text:p text:style-name="P674"><text:s text:c="3"/>"id": "d1c54c19",</text:p>
      <text:p text:style-name="P675"><text:s text:c="3"/>"metadata": {},</text:p>
      <text:p text:style-name="P676"><text:s text:c="3"/>"outputs": [</text:p>
      <text:p text:style-name="P677"><text:s text:c="4"/>{</text:p>
      <text:p text:style-name="P678"><text:s text:c="5"/>"name": "stderr",</text:p>
      <text:p text:style-name="P679"><text:s text:c="5"/>"output_type": "stream",</text:p>
      <text:p text:style-name="P680"><text:s text:c="5"/>"text": [</text:p>
      <text:p text:style-name="P681"><text:s text:c="6"/>"C:\\Users\\Shaikh Fayaz\\.conda\\Lib\\site-packages\\seaborn\\axisgrid.py:118: UserWarning: The figure layout has changed to tight\n",</text:p>
      <text:p text:style-name="P682"><text:s text:c="6"/>" <text:s/>self._figure.tight_layout(*args, **kwargs)\n"</text:p>
      <text:p text:style-name="P683"><text:s text:c="5"/>]</text:p>
      <text:p text:style-name="P684"><text:s text:c="4"/>},</text:p>
      <text:p text:style-name="P685"><text:s text:c="4"/>{</text:p>
      <text:p text:style-name="P686"><text:s text:c="5"/>"data": {</text:p>
      <text:p text:style-name="P687"><text:s text:c="6"/>"text/plain": [</text:p>
      <text:p text:style-name="P688"><text:s text:c="7"/>"&lt;seaborn.axisgrid.PairGrid at 0x238d66724d0&gt;"</text:p>
      <text:p text:style-name="P689"><text:s text:c="6"/>]</text:p>
      <text:p text:style-name="P690"><text:s text:c="5"/>},</text:p>
      <text:p text:style-name="P691"><text:s text:c="5"/>"execution_count": 16,</text:p>
      <text:p text:style-name="P692"><text:s text:c="5"/>"metadata": {},</text:p>
      <text:p text:style-name="P693"><text:s text:c="5"/>"output_type": "execute_result"</text:p>
      <text:p text:style-name="P694"><text:s text:c="4"/>},</text:p>
      <text:p text:style-name="P695"><text:s text:c="4"/>{</text:p>
      <text:p text:style-name="P696"><text:s text:c="5"/>"data": {</text:p>
      <text:p text:style-name="P697"><text:s text:c="6"/>"image/png": "iVBORw0KGgoAAAANSUhEUgAAAfAAAAHwCAYAAABZrD3mAAAAOXRFWHRTb2Z0d2FyZQBNYXRwbG90bGliIHZlcnNpb24zLjcuMiwgaHR0cHM6Ly9tYXRwbG90bGliLm9yZy8pXeV/AAAACXBIWXMAAA9hAAAPYQGoP6dpAABJE0lEQVR4nO3de1xUdf4/8NeoMAM4EAxyCwYxzEviJTXLJsXdvFCZoptmecW2db3DrzQ081KK6eq2fd1UKm/bqrWrGG3fVCoBMe/JiokXFAUVZBmRgZEZbuf3R19mm7gPM3PmwOv5eMzj4TmfM+fzHsfPvDx3mSAIAoiIiEh<text:soft-page-break/>S2oldABERETUfA5yIiEiCGOBEREQSxAAnIiKSIAY4ERGRBDHAiYiIJIgBTkREJEEMcCIiIglq9QEuCAJ0Oh14vxoi2+N4I7KfVh/gJSUl8PDwQElJidilELV6HG9E9tPqA5yIiKg1YoATERFJEAOciIhIghjgREREEuTwAX779m1MnjwZKpUKrq6u6Nu3L86ePSt2WURERE12V2fApTwdTmXfw6V8He7qDC1eZwcr1GUzRUVFePrppzFs2DB888038PHxwbVr1/DQQw+JXRoREVGT5Gj1iE3IwLEsrWmeJlSFNZFhUKvcLF6vTHDgCzbfeustHDt2DEePHrV4HTqdDh4eHiguLoa7u7sVqyOiX+N4IzJ3V2dAzBfpZuFdQxOqwoYJfeHrrrBo3Q69Cz0xMREDBgzASy+9BB8fH/Tr1w8ff/xxg+8xGo3Q6XRmLyKyDY43ooYV6cvrDG8ASMvSokhfbvG6HXoX+vXr17F582bExMRgyZIlOHXqFObPnw+5XI6pU6fW+Z64uDisXLnSzpVSS+Tk5KCwsFC0/r29vaFWq0XrX8o43ogapjNUtqi9IQ69C93Z2RkDBgzADz/8YJo3f/58nD59GsePH6/zPUajEUaj0TSt0+kQFBTEXXoOKicnB92790BZ2QPRanBxccWlS5kMcQtwvBE17FKeDqP+Uv9h4IMLnkF3f8vGikNvgfv7+6Nnz55m83r06IF9+/bV+x65XA65XG7r0shKCgsLUVb2AIOilsPdv7Pd+9fl3cDJbStRWFjIALcAxxtRwzzdnKEJVSGtnmPgnm7OFq/boQP86aefxuXLl83mXblyBcHBwSJVRLbi7t8ZXupuYpdBRGRVvu4KrIkMw5KEDLMQrzkL3dIT2AAHD/Do6GgMHjwYa9aswYQJE3Dq1CnEx8cjPj5e7NKIiIiaRK1yw4YJfVGkL4fOUAl3RQd4ujm3KLwBBw/wgQMHIiEhAbGxsVi1ahVCQkLwwQcf4NVXXxW7NCIioibzdVe0OLB/zaEDHABeeOEFvPDCC2KXQURE5FAc+jpwIiIiqhsDnIiISIIY4ERERBLEACciIpIgBjgREZEEMcCJiIgkiAFOREQkQQxwIiIiCWKAExERSRADnIiISIIY4ERERBLEACciIpIgBjgREZEEMcCJiIgkiAFOREQkQQxwIiIiCWKAExERSRADnIiISIIY4ERERBLEACciIpIgBjgREZEEOXSAr1ixAjKZzOzl5+cndllERCQxd3UGXMrT4VT2PVzK1+GuziB2SS3WQewCGvPYY4/h22+/NU23b99exGqIiEhqcrR6xCZk4FiW1jRPE6rCmsgwqFVuIlbWMg69BQ4AHTp0gJ+fn+nVqVMnsUsiIiKJuKsz1ApvAEjL0mJJQoakt8QdPsCvXr2KgIAAhISE4OWXX8b169cbXN5oNEKn05m9iMg2ON7I0RXpy2uFd420LC2K9OV2rsh6HDrABw0ahF27duHQoUP4+OOPkZ+fj8GDB0OrrfvLAIC4uDh4eHiYXkFBQXasmKht4XgjR6czVLao3ZE59DHwiIgI05/DwsLw1FNP4ZFHHsHOnTsRExNT53tiY2PN2nQ6HX9UqFGZmZmi9e3t7Q21Wi1a/y3B8UaOzl3RcMw11u7IJFW5m5sbwsLCcPXq1XqXkcvlkMvldqyKpKysWAtAhsmTJ4tWg4uLKy5dypRkiHO8kaPzdHOGJlSFtDp2o2tCVfB0cxahKuuQVIAbjUZkZmbimWeeEbsUaiUqHpQAEND3lcXoFNLd7v3r8m7g5LaVKCwslGSAEzk6X3cF1kSGYUlChlmI15yF7uuuELG6lnHoAH/jjTcwevRoqNVqFBQU4L333oNOp8O0adPELo1amY4+anipu4ldBhHZgFrlhg0T+qJIXw6doRLuig7wdHOWdHgDDh7gt27dwqRJk1BYWIhOnTrhySefxIkTJxAcHCx2aUREJCG+7grJB/avOXSA7927V+wSiIiIHJJDX0ZGREREdWOAExERSRADnIiISIIY4ERERBLEACciIpIgBjgREZEEMcCJiIgkiAFOREQkQQxwIiIiCWKAExERSRADnIiISIIY4ERERBLEACciIpIgBjgREZEEMcCJiIgkiAFOREQkQQxwIiIiCWKAExERSRADnIiISIIY4ERERBLEACciIpIgSQV4XFwcZDIZFi5cKHYpRETUDLeKHiAzT4eT17W4lKfDraIHYpckeR3ELqCpTp8+jfj4ePTu3VvsUoiIqBluavVYkpCBY1la0zxNqAqrI8MQrHITsTJpk8QWeGlpKV599VV8/PHH8PT0FLscIiJqoltFD2qFNwCkZWmxNCGDW+ItIIkAnzNnDp5//nk8++yzjS5rNBqh0+nMXkRkGxxv1JgSQ2Wt8K6RlqVFiaHSzhW1Hg4f4Hv37sWPP/6IuLi4Ji0fFxcHDw8P0ysoKMjGFRK1XRxv1BhdWUWD7SWGhtupfg4d4Lm5uViwYAE+++wzKBSKJr0nNjYWxcXFpldubq6NqyRquzjeqDHuLk4NtisVDbdT/Rz6JLazZ8+ioKAA/fv3N82rqqpCamoqNm3aBKPRiPbt25u9Ry6XQy6X27tUojaJ440ao1R0gCZUhbQ6dqNrQlVQKhw6hhyaQ//N/fa3v0VGRobZvBkzZqB79+5YvHhxrfCWspycHBQWForWv7e3N9RqtWj9t3WZmZmi9MvvnWwt0NMVqyPDsDQhwyzEa85CD/R0FbE6aXPoAFcqlejVq5fZPDc3N6hUqlrzpSwnJwfdu/dAWZl4Z2O6uLji0qVM/pjbWVmxFoAMkydPFqV/fu9kD8EqN6wd3xslhkqUGCqgVDhBqejA8G4hhw7wtqKwsBBlZQ8wKGo53P07271/Xd4NnNy2EoWFhfwht7OKByUABPR9ZTE6hXS3a9/83smeGNbWZ9MAr6ysRHJyMq5du4ZXXnkFSqUSd+7cgbu7Ozp27GjROpOTk61bpANx9+8ML3U3scsgEXT0UfO7J6JmsVmA37x5E6NGjUJOTg6MRiOGDx8OpVKJdevWwWAwYMuWLbbqmoiIqNWz2WVkCxYswIABA1BUVAQXFxfT/MjISHz33Xe26paIiKhNsNkWeFpaGo4dOwZnZ2ez+cHBwbh9+7atuiUiImoTbLYFXl1djaqqqlrzb926BaVSaatuiYiI2gSbBfjw4cPxwQcfmKZlMhlKS0uxfPlyPPfcc7bqloiIqE2w2S70P//5zxg2bBh69uwJg8GAV155BVevXoW3tzf27Nljq26JiIjaBJsFeEBAANLT07Fnzx78+OOPqK6uxsyZM/Hqq6+andRGREREzWfT68BdXFwQFRWFqKgoW3ZDRETU5tg0wK9cuYLk5GQUFBSgurrarO2dd96xZddEREStms0C/OOPP8Yf//hHeHt7w8/PDzKZzNQmk8kY4ERERC1gswB/7733sHr1aixevNhWXRAREbVZNruMrKioCC+99JKtVk9ERNSm2SzAX3rpJRw+fNhWqyciImrTbLYLPTQ0FMuWLcOJEycQFhYGJycns/b58+fbqmsiIqJWz2YBHh8fj44dOyIlJQUpKSlmbTKZjAFORETUAjYL8OzsbFutmoiIqM2z2TFwIiIish2rboHHxMTg3XffhZubG2JiYhpcduPGjdbsmoiIqE2xaoCfO3cOFRUVpj/X55c3dSEiIqLms2qAHzlypM4/ExERkXXxGDgREZEE2SzA9Xo9li1bhsGDByM0NBRdunQxezXF5s2b0bt3b7i7u8Pd3R1PPfUUvvnmG1uVTETUqt0qeoDMPB1OXtfiUp4Ot4oeiF0StYDNLiN77bXXkJKSgilTpsDf39+i496BgYFYu3YtQkNDAQA7d+7EmDFjcO7cOTz22GPWLpmIqNW6qdVjSUIGjmVpTfM0oSqsjgxDsMpNxMrIUjYL8G+++QZff/01nn76aYvXMXr0aLPp1atXY/PmzThx4gQDnIioiW4VPagV3gCQlqXF0oQMrB3fG4GeriJVR5ayWYB7enrCy8vLauurqqrCP/7xD+j1ejz11FP1Lmc0GmE0Gk3TOp3OajUQkTmON2koMVTWCu8aaVlalBgq7VwRWYPNjoG/++67eOedd/DgQcuOsWRkZKBjx46Qy+WYNWsWEhIS0LNnz3qXj4uLg4eHh+kVFBTUov6JqH4cb9KgK6tosL3E0HA7OSarboH369fP7Fh3VlYWfH190blz51oPM/nxxx+btM5u3bohPT0d9+/fx759+zBt2jSkpKTUG+KxsbFmN5HR6XT8USGyEY43aXB3cWqwXalouJ0ck1UDfOzYsdZcHQDA2dnZdBLbgAEDcPr0afzlL3/B1q1b61xeLpdDLpdbvQ4iqo3jTRqUig7QhKqQVsdudE2oCkqFzY6mkg1Z9Vtbvny5NVdXJ0EQzI65ERFRwwI9XbE6MgxLEzLMQrzmLHSewCZNNvtv1+nTp1FdXY1BgwaZzT958iTat2+PAQMGNLqOJUuWICIiAkFBQSgpKcHevXuRnJyMgwcP2qrsNi0zM7NN9EnUFgWr3LB2fG+UGCpRYqiAUuEEpaIDw1vCbBbgc+bMwaJFi2oF+O3bt/H+++/j5MmTja7j7t27mDJlCvLy8uDh4YHevXvj4MGDGD58uK3KbpPKirUAZJ<text:soft-page-break/>g8ebJoNVQYy0Xrm6itYFi3LjYL8IsXL+Lxxx+vNb9fv364ePFik9bx6aefWrssqkPFgxIAAvq+shidQrrbte+8jOO4kBiPykpexkJE1Bw2C3C5XI67d+/Wum1qXl4eOnTgCROOqKOPGl7qbnbtU5d3w679ERG1Fja7Dnz48OGIjY1FcXGxad79+/exZMkS7gInIiJqIZttCm/YsAFDhgxBcHAw+vXrBwBIT0+Hr68v/va3v9mqWyIiojbBZgH+8MMP4/z58/j73/+Of//733BxccGMGTMwadKkWjd1ISIiouax6cFoNzc3vP7667bsgoiIqE2y+dlkFy9eRE5ODsrLzS8TevHFF23dNRERUatlswC/fv06IiMjkZGRAZlMBkEQAMB0r/SqqipbdU1ERNTq2ews9AULFiAkJAR3796Fq6srfvrpJ6SmpmLAgAFITk62VbdERERtgs22wI8fP47vv/8enTp1Qrt27dCuXTtoNBrExcVh/vz5OHfunK26JiIiavVstgVeVVWFjh07AgC8vb1x584dAEBwcDAuX75sq26JiIjaBJttgffq1Qvnz59Hly5dMGjQIKxbtw7Ozs6Ij4+vdXc2IiIiah6bBfjbb78NvV4PAHjvvffwwgsv4JlnnoFKpcLevXtt1S0REVGbYLMAHzlypOnPXbp0wcWLF3Hv3j14enqazkQnIiIiy1g9wKOiopq03LZt26zdNRERUZth9QDfsWOH6f7nNdd+ExERkXVZPcBnzZqFvXv34vr164iKisLkyZPh5eVl7W6IiIjaNKtfRvbRRx8hLy8PixcvxldffYWgoCBMmDABhw4d4hY5ERGRldjkOnC5XI5JkyYhKSkJFy9exGOPPYbZs2cjODgYpaWltuiSiIioTbHZjVxqyGQy073Qq6urbd0dERFRm2CTADcajdizZw+GDx+Obt26ISMjA5s2bUJOTo7p7mxERERkOaufxDZ79mzs3bsXarUaM2bMwN69e6FSqazdDRERUZtm9QDfsmUL1Go1QkJCkJKSgpSUlDqX279/f6PriouLw/79+3Hp0iW4uLhg8ODBeP/999GtWzdrl01EZHN37pehuKwCurIKeLg4wd3FCQEPuYhdFkmU1QN86tSpVrvTWkpKCubMmYOBAweisrISS5cuxYgRI3Dx4kW4ublZpQ8iInu4qdVjSUIGjmVpTfM0oSqsjgxDsIq/Z9R8NrmRi7UcPHjQbHr79u3w8fHB2bNnMWTIEKv1Q0RkS3ful9UKbwBIy9JiaUIG1v2uD7fEqdlsdi90WyguLgaABm8MYzQaYTQaTdM6nc7mdRG1VRxvTVNcVlErvGukZWlRXFbBAKdms/llZNYiCAJiYmKg0WjQq1evepeLi4uDh4eH6RUUFGTHKonaFo63ptGVVTTYXmJouJ2oLpIJ8Llz5+L8+fPYs2dPg8vFxsaiuLjY9MrNzbVThURtD8db07i7ODXYrlQ03E5UF0nsQp83bx4SExORmpqKwMDABpeVy+WQy+V2qoyobeN4axoPFydoQlVIq2M3uiZUBY9GAp6oLg69BS4IAubOnYv9+/fj+++/R0hIiNglERE1W8BDLlgdGQZNqPk9MWrOQufxb7KEQ2+Bz5kzB7t378aXX34JpVKJ/Px8AICHhwdcXPgPnoikI1jlhnW/64PisgqUGCqgVDjBg9eBUws4dIBv3rwZABAeHm42f/v27Zg+fbr9CyIiaoGAh1wY2GQ1Dh3g9n78aE5ODgoLC+3aJwBkZmbavU8iIpI2hw5we8rJyUH37j1QVvZAtBoqjOWi9U1ERNLCAP8/hYWFKCt7gEFRy+Hu39mufedlHMeFxHhUVlbatV8iIpIuBvivuPt3hpfavg9L0eXdsGt/REQkfQ59GRkRERHVjQFOREQkQQxwIiIiCWKAExERSRADnIiISIIY4ERERBLEACciIpIgBjgREZEEMcCJiIgkiAFOREQkQQxwIiIiCWKAExERSRADnIiISIIY4ERERBLEACciIpIgBjgREZEEMcCJiIgkiAFOREQkQQ4f4KmpqRg9ejQCAgIgk8lw4MABsUsiIgm7XfQAmXk6nLyuxaU8HW4XPRC7JCKLdBC7gMbo9Xr06dMHM2bMwPjx48Uuh4gk7KZWjyUJGTiWpTXN04SqsDoyDMEqNxErI2o+hw/wiIgIREREiF0GEUnc7aIHtcIbANKytFiakIH3x/fGw56uIlVH1HwOH+DNZTQaYTQaTdM6nU7EaohaNymNN52hslZ410jL0kJnqMTDdq6JqCUc/hh4c8XFxcHDw8P0CgoKErskolZLSuNNV1bRYHuJoeF2IkfT6gI8NjYWxcXFpldubq7YJRG1WlIab+4uTg22KxUNtxM5mla3C10ul0Mul4tdBlGbIKXx5q7oAE2oCml17EbXhKrgrmh1P4fUyrW6LXAioro87OmK1ZFh0ISqzObXnIXOE9hIahz+v5ylpaXIysoyTWdnZyM9PR1eXl5Qq9UiVkZEUhOscsP743tDZ6hEiaECSoUT3BUdGN4kSQ4f4GfOnMGwYcNM0zExMQCAadOmYceOHSJVRURS9bCnK882p1bB4QM8PDwcgiCIXQYREZFD4TFwIiIiCWKAExERSRADnIiISIIY4ERERBLEACciIpIgBjgREZEEMcCJiIgkiAFOREQkQQxwIiIiCWKAExERSRADnIiISIIY4ERERBLEACciIpIgBjgREZEEMcCJiIgkiAFOREQkQQxwIiIiCWKAExERSRADnIiISIIY4ERERBIkiQD/6KOPEBISAoVCgf79++Po0aNil0RERCQqhw/wzz//HAsXLsTSpUtx7tw5PPPMM4iIiEBOTo7YpRGRBe7qDLiUp8Op7Hu4lK/DXZ1B7JKIJKmD2AU0ZuPGjZg5cyZee+01AMAHH3yAQ4cOYfPmzYiLixO5OiJqjhytHrEJGTiWpTXN04SqsCYyDGqVm4iVEUmPQ2+Bl5eX4+zZsxgxYoTZ/BEjRuCHH34QqSoissRdnaFWeANAWpYWSxIyuCVO1EwOvQVeWFiIqqoq+Pr6ms339fVFfn5+ne8xGo0wGo2maZ1OZ9Maidqy5oy3In15rfCukZalRZG+HL7uCqvXSNRaOfQWeA2ZTGY2LQhCrXk14uLi4OHhYXoFBQXZo0SiNqk5401nqGxwXY21E5E5hw5wb29vtG/fvtbWdkFBQa2t8hqxsbEoLi42vXJzc+1RKlGb1Jzx5q5oeIdfY+1EZM6hA9zZ2Rn9+/dHUlKS2fykpCQMHjy4zvfI5XK4u7ubvYjINpoz3jzdnKEJVdXZpglVwdPN2VZlErVKDh3gABATE4NPPvkE27ZtQ2ZmJqKjo5GTk4NZs2aJXRoRNYOvuwJrIsNqhXjNWeg8/k3UPA6/z2rixInQarVYtWoV8vLy0KtXL/zv//4vgoODxS6NiJpJrXLDhgl9UaQvh85QCXdFB3i6OTO8iSzg8AEOALNnz8bs2bPFLoOIrMDXXcHAJrICh9+FTkRERLUxwImIiCRIErvQW0IQBACN39CltLQUAFB86zqqK6tsXpdZ3wW3AQC6/BuQy+V27Vvs/tvyZxe7/5L8mz/XUFrapBseKZXKeu+/UKOp442IGtaU8SYTakZcK3Xr1i3ezIXICoqLixu9LJPjjcg6mjLeWn2AV1dX486dO43+b0an0yEoKAi5ublt7tpxfnZ+9qZ89qZsETR1vImN3zs/u6N/9qaMoVa/C71du3YIDAxs8vJt+eYv/Oz87C3V3PEmNn7v/OxSxpPYiIiIJIgBTkREJEEM8P8jl8uxfPlyUc5EFhs/Oz97W8PPzs/eGrT6k9iIiIhaI26BExERSRADnIiISIIY4ERERBLEACciIpKgVh/ggiBAp9OB5+oR2R7HG5H9tPoALykpgYeHB0pKSsQuhajV43gjsp9WH+BEREStEQOciIhIghjgREREEsQAJyIikiBRAzwuLg4DBw6EUqmEj48Pxo4di8uXL5sts3//fowcORLe3t6QyWRIT08Xp1giIiIHImqAp6SkYM6cOThx4gSSkpJQWVmJESNGQK/Xm5bR6/V4+umnsXbtWhErJWpd7uoMuJSnw6nse7iUr8NdnUHskoiomTqI2fnBgwfNprdv3w4fHx+cPXsWQ4YMAQBMmTIFAHDjxg17l0fUKuVo9YhNyMCxLK1pniZUhTWRYVCr3ESsjIiaw6GOgRcXFwMAvLy8RK6EqHW6qzPUCm8ASMvSYklCBrfEiSRE1C3wXxIEATExMdBoNOjVq5fF6zEajTAajaZpnU5njfKIWoUifXmt8K6RlqVFkb4cvu6KJq+P402acnJyUFhYKErf3t7eUKvVovTd2jhMgM+dOxfnz59HWlpai9YTFxeHlStXWqkqotZFZ6hsUfuvcbxJT05ODrp374Gysgei9O/i4opLlzIZ4lbgEAE+b948JCYmIjU1FYGBgS1aV2xsLGJiYkzTOp0OQUFBLS2RqFVwVzQ85Btr/zWON+kpLCxEWdkDDIpaDnf/znbtW5d3Aye3rURhYSED3ApEDXBBEDBv3jwkJCQgOTkZISEhLV6nXC6HXC63QnVErY+nmzM0oSqk1bEbXROqgqebc7PWx/EmXe7+neGl7iZ2GdQCop7ENmfOHHz22WfYvXs3lEol8vPzkZ+fj7KyMtMy9+7dQ3p6Oi5evAgAuHz5M<text:soft-page-break/>tLT05Gfny9W2USS5euuwJrIMGhCVWbza85Cb87xbyISl6hb4Js3bwYAhIeHm83fvn07pk+fDgBITEzEjBkzTG0vv/wyAGD58uVYsWKFPcokalXUKjdsmNAXRfpy6AyVcFd0gKebM8ObSGJE34XemOnTp5vCnIisw9ddwcAmkjiHug6ciIiImoYBTkREJEEMcCIiIgligBMREUkQA5yIiEiCGOBEREQSxAAnIiKSIAY4ERGRBDHAiYiIJIgBTkREJEEMcCIiIgligBMREUkQA5yIiEiCGOBEREQSxAAnIiKSIAY4ERGRBDHAiYiIJIgBTkREJEEMcCIiIgligBMREUkQA5yIiEiCRA3wuLg4DBw4EEqlEj4+Phg7diwuX75stowgCFixYgUCAgLg4uKC8PBw/PTTTyJVTERE5BhEDfCUlBTMmTMHJ06cQFJSEiorKzFixAjo9XrTMuvWrcPGjRuxadMmnD59Gn5+fhg+fDhKSkpErJyo5e7qDLiUp8Op7Hu4lK/DXZ1B7JKISEI6iNn5wYMHzaa3b98OHx8fnD17FkOGDIEgCPjggw+wdOlSjBs3DgCwc+dO+Pr6Yvfu3fjDH/4gRtlELZaj1SM2IQPHsrSmeZpQFdZEhkGtchOxMiKSCoc6Bl5cXAwA8PLyAgBkZ2cjPz8fI0aMMC0jl8sxdOhQ/PDDD6LUSNRSd3WGWuENAGlZWixJyOCWOBE1iahb4L8kCAJiYmKg0WjQq1cvAEB+fj4AwNfX12xZX19f3Lx5s871GI1GGI1G07ROp7NRxUSWKdKX1wrvGmlZWhTpy+HrrrBzVZbheCMSj8Nsgc+dOxfnz5/Hnj17arXJZDKzaUEQas2rERcXBw8PD9MrKCjIJvUSWUpnqGxRuyPheCMSj0Nsgc+bNw+JiYlITU1FYGCgab6fnx+An7fE/f39TfMLCgpqbZXXiI2NRUxMjGlap9PxR4Ucirui4WHXWLsj4XgjS2RmZorWt7e3N9RqtWj9W5OovxSCIGDevHlISEhAcnIyQkJCzNpDQkLg5+eHpKQk9OvXDwBQXl6OlJQUvP/++3WuUy6XQy6X27x2Ikt5ujlDE6pCWh270TWhKni6OYtQlWU43qg5yoq1AGSYPHmyaDW4uLji0qXMVhHiogb4nDlzsHv3bnz55ZdQKpWmY94eHh5wcXGBTCbDwoULsWbNGnTt2hVdu3bFmjVr4OrqildeeUXM0oks5uuuwJrIMCxJyDAL8Zqz0KVy/JuouSoelAAQ0PeVxegU0t3u/evybuDktpUoLCxkgLfU5s2bAQDh4eFm87dv347p06cDABYtWoSysjLMnj0bRUVFGDRoEA4fPgylUmnnaomsR61yw4YJfVGkL4fOUAl3RQd4ujkzvKlN6Oijhpe6m9hlSJ7ou9AbI5PJsGLFCqxYscL2BRHZka+7goFNRBZzmLPQiYiIqOkY4ERERBLEACciIpIgBjgREZEEMcCJiIgkiAFOREQkQQxwIiIiCWKAExERSRADnIiISIIY4ERERBLEACciIpIgBjgREZEEMcCJiIgkyKIA79KlC7Raba359+/fR5cuXVpcFBERETXMogC/ceMGqqqqas03Go24fft2i4siIiKihjXreeCJiYmmPx86dAgeHh6m6aqqKnz33Xfo3Lmz1YojIiKiujUrwMeOHQsAkMlkmDZtmlmbk5MTOnfujA0bNlitOCIiIqpbswK8uroaABASEoLTp0/D29vbJkURERFRw5oV4DWys7OtXQcRERE1g0UBDgDfffcdvvvuOxQUFJi2zGts27atxYURERFR/SwK8JUrV2LVqlUYMGAA/P39IZPJrF0XERERNcCiAN+yZQt27NiBKVOmtKjz1NRUrF+/HmfPnkVeXh4SEhJMJ8oBwN27d7F48WIcPnwY9+/fx5AhQ/A///M/6Nq1a4v6JSIikjqLrgMvLy/H4MGDW9y5Xq9Hnz59sGnTplptgiBg7NixuH79Or788kucO3cOwcHBePbZZ6HX61vcN9GtogfIzNPh5HUtLuXpcKvogdglERE1mUVb4K+99hp2796NZcuWtajziIgIRERE1Nl29epVnDhxAhcuXMBjjz0GAPjoo4/g4+ODPXv24LXXXmtR39S23dTqsSQhA8ey/ntHQU2oCqsjwxCschOxMiKiprEowA0GA+Lj4/Htt9+id+/ecHJyMmvfuHFjiwszGo0AAIVCYZrXvn17ODs7Iy0tjQFOFrtV9KBWeANAWpYWSxMysHZ8bwR6uopUHRFR01gU4OfPn0ffvn0BABcuXDBrs9YJbd27d0dwcDBiY2OxdetWuLm5YePGjcjPz0deXl697zMajabwBwCdTmeVeqj1KDFU1grvGmlZWpQYKu1ckXRxvBGJx6IAP3LkiLXrqMXJyQn79u3DzJkz4eXlhfbt2+PZZ5+td5d7jbi4OKxcudLm9ZF06coqGmwvMTTcTv/F8UYknhY9TjQrKwuHDh1CWVkZgJ9PPLOm/v37Iz09Hffv30deXh4OHjwIrVaLkJCQet8TGxuL4uJi0ys3N9eqNZH0ubs4NdiuVDTcTv/F8UYkHou2wLVaLSZMmIAjR45AJpPh6tWr6NKlC1577TU89NBDVr8fes1DU65evYozZ87g3XffrXdZuVwOuVxu1f6pdVEqOkATqkJaHbvRNaEqKBUW39+ozZHyeMvJyUFhYaEofXt7e0OtVovSNwGZmZmi9W3N796iX6ro6Gg4OTkhJycHPXr0MM2fOHEioqOjmxzgpaWlyMrKMk1nZ2cjPT0dXl5eUKvV+Mc//oFOnTpBrVYjIyMDCxYswNixYzFixAhLyiYCAAR6umJ1ZBiWJmSYhXjNWeg8ga31y8nJQffuPVBWJs6lgy4urrh0KZMhbmdlxVoAMkyePFm0Gqz53VsU4IcPH8ahQ4cQGBhoNr9r1664efNmk9dz5swZDBs2zDQdExMDAJg2bRp27NiBvLw8xMTE4O7du/D398fUqVNbfOkaEQAEq9ywdnxvlBgqUWKogFLhBKWiA8O7jSgsLERZ2QMMiloOd//Odu1bl3cDJ7etRGFhIQPczioelAAQ0PeVxegU0t3u/Vv7u7cowPV6PVxda//QFRYWNmt3Wnh4eIPHzefPn4/58+dbUiJRoxjW5O7fGV7qbmKXQXbW0UfdKr53i05iGzJkCHbt2mWalslkqK6uxvr16822qImIiMg2LNoCX79+PcLDw3HmzBmUl5dj0aJF+Omnn3Dv3j0cO3bM2jUSERHRr1i0Bd6zZ0+cP38eTzzxBIYPHw69Xo9x48bh3LlzeOSRR6xdIxEREf2KxdfL+Pn58QYOREREIrE4wA0GA86fP4+CggJUV1ebtb344ostLoyIiIjqZ1GAHzx4EFOnTq3zJggymQxVVVUtLoyIiIjqZ9Ex8Llz5+Kll15CXl4eqqurzV4MbyIiItuzKMALCgoQExMDX19fa9dDRERETWBRgP/ud79DcnKylUshIiKiprLoGPimTZvw0ksv4ejRowgLC4OTk/nTm3j3NCIiItuyKMB3796NQ4cOwcXFBcnJyZDJZKY2mUzGACciIrIxiwL87bffxqpVq/DWW2+hXbsWPVKciIiILGBR+paXl2PixIkMbyIiIpFYlMDTpk3D559/bu1aiIiIqIks2oVeVVWFdevW4dChQ+jdu3etk9g2btxoleKIiIiobhYFeEZGBvr16wcAuHDhglnbL09oIyIiItuwKMCPHDli7TqIiIioGVp0FlpWVhYOHTqEsrIyAIAgCFYpioiIiBpmUYBrtVr89re/xaOPPornnnsOeXl5AIDXXnsN/+///T+rFkhERES1WRTg0dHRcHJyQk5ODlxdXU3zJ06ciIMHD1qtOCIiIqqbRcfADx8+jEOHDiEwMNBsfteuXXHz5k2rFEZERET1s2gLXK/Xm2151ygsLIRcLm/yelJTUzF69GgEBARAJpPhwIEDZu2lpaWYO3cuAgMD4eLigh49emDz5s2WlEwO6FbRA2Tm6XDyuhaX8nS4VfRA7JKIiCTDoi3wIUOGYNeuXXj33XcB/HzpWHV1NdavX49hw4Y1eT16vR59+vTBjBkzMH78+Frt0dHROHLkCD777DN07twZhw8fxuzZsxEQEIAxY8ZYUjo5iJtaPZYkZOBYltY0TxOqwurIMASr3ESsjIhIGiwK8PXr1yM8PBxnzpxBeXk5Fi1ahJ9++gn37t3DsWPHmryeiIgIRERE1Nt+/PhxTJs2DeHh4QCA119/HVu3bsWZM2cY4BJ2q+hBrfAGgLQsLZYmZGDt+N4I9Ky9h4eIiP7Lol3oPXv2xPnz5/HEE09g+PDh0Ov1GDduHM6dO4dHHnnEasVpNBokJibi9u3bEAQBR44cwZUrVzBy5Mh632M0GqHT6cxe5FhKDJW1wrtGWpYWJYZKO1dEluJ4IxJPs7fAKyoqMGLECGzduhUrV660RU0mH374IX7/+98jMDAQHTp0QLt27fDJJ59Ao9HU+564uDib10UtoyuraLC9xNBwOzkOjjci8TR7C9zJyQkXLlywyy1TP/zwQ5w4cQKJiYk4e/YsNmzYgNmzZ+Pbb7+t9z2xsbEoLi42vXJzc21eJzWPu4tTg+1KRcPt5Dg43ojEY9Ex8KlTp+LTTz/F2rVrrV2PSVlZGZYsWYKEhAQ8<text:soft-page-break/>//zzAIDevXsjPT0df/rTn/Dss8/W+T65XN6sM+HJ/pSKDtCEqpBWx250TagKSoVF/yxJBBxvROKx6JeyvLwcn3zyCZKSkjBgwAC4uZmfNWyNp5FVVFSgoqKi1jPH27dvj+rq6havn8QT6OmK1ZFhWJqQYRbiNWeh8wQ2IqLGWRTgFy5cwOOPPw4AuHLlillbc3atl5aWIisryzSdnZ2N9PR0eHl5Qa1WY+jQoXjzzTfh4uKC4OBgpKSkYNeuXXxcaSsQrHLD2vG9UWKoRImhAkqFE5SKDgxvajMyMzPbVL9kfaI+jezMmTNm143HxMQAAKZNm4YdO3Zg7969iI2Nxauvvop79+4hODgYq1evxqxZs6zSP4mLYU1tUVmxFoAMkydPFrWOCmO5qP1Ty4l6sDE8PLzBJ5j5+flh+/btdqyIiMi2Kh6UABDQ95XF6BTS3e7952Ucx4XEeFRW8nJNqbMowIcNG9bgrvLvv//e4oKIiNqCjj5qeKm72b1fXd4Nu/dJtmFRgPft29dsuqKiAunp6bhw4QKmTZtmjbqIiIioARYF+J///Oc6569YsQKlpaUtKoiIiIgaZ9GtVOszefJkbNu2zZqrJCIiojpYNcCPHz8OhUJhzVUSERFRHSzahT5u3DizaUEQkJeXhzNnzmDZsmVWKYyIiIjqZ1GAe3h4mE23a9cO3bp1w6pVqzBixAirFEZERET1syjAeW02ERGRuCw6Bp6bm4tbt26Zpk+dOoWFCxciPj7eaoURERFR/SwK8FdeecV0O9X8/Hw8++yzOHXqFJYsWYJVq1ZZtUAiIiKqzaIAv3DhAp544gkAwBdffIGwsDD88MMP2L17N3bs2GHN+oiIiKgOFgV4RUWF6RnA3377LV588UUAQPfu3ZGXl2e96oiIiKhOFgX4Y489hi1btuDo0aNISkrCqFGjAAB37tyBSqWyaoFERERUm0UB/v7772Pr1q0IDw/HpEmT0KdPHwBAYmKiadc6ERER2Y5Fl5GFh4ejsLAQOp0Onp6epvmvv/46XF35jGciIiJbs/h54O3btzcLbwDo3LlzS+shIiKiJrA4wP/5z3/iiy++QE5ODsrLy83afvzxxxYXRkRERPWz6Bj4hx9+iBkzZsDHxwfnzp3DE088AZVKhevXryMiIsLaNRIREdGvWBTgH330EeLj47Fp0yY4Oztj0aJFSEpKwvz581FcXGztGomIiOhXLArwnJwcDB48GADg4uKCkpISAMCUKVOwZ88e61VHREREdbIowP38/KDVagEAwcHBOHHiBAAgOzsbgiBYrzoiIiKqk0UB/pvf/AZfffUVAGDmzJmIjo7G8OHDMXHiRERGRjZ5PampqRg9ejQCAgIgk8lw4MABs3aZTFbna/369ZaUTXW4c78MmXk6nLyuxaU8He7cLxO7JCIiagKLzkKPj49HdXU1AGDWrFnw8vJCWloaRo8ejVmzZjV5PXq9Hn369MGMGTMwfvz4Wu2/vi3rN998g5kzZ9a5LDXfTa0eSxIycCxLa5qnCVVhdWQYglVuIlZGRESNsSjA27Vrh3bt/rvxPmHCBEyYMKHZ64mIiGjwrHU/Pz+z6S+//BLDhg1Dly5dmt0Xmbtzv6xWeANAWpYWSxMysO53fRDwkItI1RERUWMs2oUOAEePHsXkyZPx1FNP4fbt2wCAv/3tb0hLS7Nacb909+5dfP3115g5c2aDyxmNRuh0OrMX1VZcVlErvGukZWlRXFZh54pIijjeiMRjUYDv27cPI0eOhIuLC86dOwej0QgAKCkpwZo1a6xaYI2dO3dCqVRi3LhxDS4XFxcHDw8P0ysoKMgm9UidrpGALjEwwKlxHG9E4rEowN977z1s2bIFH3/8MZycnEzzBw8ebLO7sG3btg2vvvoqFApFg8vFxsaiuLjY9MrNzbVJPVLn7uLUYLtS0XA7EcDxRiQmi46BX758GUOGDKk1393dHffv329pTbUcPXoUly9fxueff97osnK53PSscqqfh4sTNKEqpNWxG10TqoJHIwFPBHC8EYnJoi1wf39/ZGVl1ZqflpZmkxPMPv30U/Tv39/02FJquYCHXLA6MgyaUPPnt9echc4T2IiIHJtFW+B/+MMfsGDBAmzbtg0ymQx37tzB8ePH8cYbb+Cdd95p8npKS0vN/iOQnZ2N9PR0eHl5Qa1WAwB0Oh3+8Y9/YMOGDZaUSg0IVrlh3e/6oLisAiWGCigVTvBwcWJ4ExFJgEUBvmjRIhQXF2PYsGEwGAwYMmQI5HI53njjDcydO7fJ6zlz5gyGDRtmmo6JiQEATJs2DTt27AAA7N27F4IgYNKkSZaUSo0IeMiFgU1EJEEWP0509erVWLp0KS5evIjq6mr07NkTHTt2bNY6wsPDG7316uuvv47XX3/d0jKJyEHl5OSgsLBQlL4zMzNF6ZfImpoV4FFRUU1abtu2bRYVQ0RtQ05ODrp374Gysgei1lFhLBe1f6KWaFaA79ixA8HBwejXrx8fWkJEFissLERZ2QMMiloOd//Odu8/L+M4LiTGo7Ky0u59E1lLswJ81qxZ2Lt3L65fv46oqChMnjwZXl5etqqNiFo5d//O8FJ3s3u/urwbdu+TyNqadRnZRx99hLy8PCxevBhfffUVgoKCMGHCBBw6dIhb5ERERHbU7OvA5XI5Jk2ahKSkJFy8eBGPPfYYZs+ejeDgYJSWltqiRiIiIvoVix9mAvz3ed2CIJgeL0pERES21+wANxqN2LNnD4YPH45u3bohIyMDmzZtQk5OTrMvIyMiIiLLNOskttmzZ2Pv3r1Qq9WYMWMG9u7dC5VK1fgbiYiIyKqaFeBbtmyBWq1GSEgIUlJSkJKSUudy+/fvt0pxREREVLdmBfjUqVMhk8lsVQsRERE1UbNv5EJERETia9FZ6ERERCQOBjgREZEEMcCJiIgkiAFOREQkQQxwIiIiCWKAExERSRADnIiISIIY4ERERBLEACciIpIgBjgREZEEiRrgqampGD16NAICAiCTyXDgwIFay2RmZuLFF1+Eh4cHlEolnnzySeTk5Ni/WBu5XfQAmXk6nLyuxaU8HW4XPRC7JCIikoBm3Qvd2vR6Pfr06YMZM2Zg/PjxtdqvXbsGjUaDmTNnYuXKlfDw8EBmZiYUCoUI1VrfTa0eSxIycCxLa5qnCVVhdWQYglVuIlZGRESOTtQAj4iIQERERL3tS5cuxXPPPYd169aZ5nXp0sUepdnc7aIHtcIbANKytFiakIH3x/fGw56uIlVHRESOzmGPgVdXV+Prr7/Go48+ipEjR8LHxweDBg2qczf7LxmNRuh0OrOXI9IZKmuFd420LC10hko7V0TUfFIZb0StkcMGeEFBAUpLS7F27VqMGjUKhw8fRmRkJMaNG4eUlJR63xcXFwcPDw/TKygoyI5VN52urKLB9hJDw+1EjkAq442oNXLYAK+urgYAjBkzBtHR0ejbty/eeustvPDCC9iyZUu974uNjUVxcbHplZuba6+Sm8XdxanBdqWi4XYiRyCV8UbUGol6DLwh3t7e6NChA3r27Gk2v0ePHkhLS6v3fXK5HHK53NbltZi7ogM0oSqk1bEbXROqgrvCYb8aIhOpjDei1shht8CdnZ0xcOBAXL582Wz+lStXEBwcLFJV1vOwpytWR4ZBE6oym19zFjpPYCMiooaIuplXWlqKrKws03R2djbS09Ph5eUFtVqNN998ExMnTsSQIUMwbNgwHDx4EF999RWSk5PFK9qKglVueH98b+gMlSgxVECpcIK7ogPDm4iIGiVqgJ85cwbDhg0zTcfExAAApk2bhh07diAyMhJbtmxBXFwc5s+fj27dumHfvn3QaDRilWx1D3u64mGxiyAiIskRNcDDw8MhCEKDy0RFRSEqKspOFREREUmDwx4DJyIiovoxwImIiCSIAU5ERCRBDHAiIiIJYoATERFJEAOciIhIghjgREREEsQAJyIikiAGOBERkQQxwImIiCSIAU5ERCRBDHAiIiIJYoATERFJEAOciIhIghjgREREEsQAJyIikiAGOBERkQQxwImIiCSIAU5ERCRBDHAiIiIJYoATERFJkKgBnpqaitGjRyMgIAAymQwHDhwwa58+fTpkMpnZ68knn7R6HXd1BlzK0+FU9j1cytfhrs5g9T6IiIisqYOYnev1evTp0wczZszA+PHj61xm1KhR2L59u2na2dnZqjXkaPWITcjAsSytaZ4mVIU1kWFQq9ys2hcREZG1iBrgERERiIiIaHAZuVwOPz8/m/R/V2eoFd4AkJalxZKEDGyY0Be+7gqb9E1ERNQSDn8MPDk5GT4+Pnj00Ufx+9//HgUFBQ0ubzQaodPpzF71KdKX1wrvGmlZWhTpy1tUO1Fr15zxRkTW5dABHhERgb///e/4/vvvsWHDBpw+fRq/+c1vYDQa631PXFwcPDw8TK+goKB6l9UZKhvsv7F2orauOeONiKzLoQN84sSJeP7559GrVy+MHj0a33zzDa5cuYKvv/663vfExsaiuLjY9MrNza13WXdFw0cQGmsnauuaM96IyLoklVD+/v4IDg7G1atX611GLpdDLpc3aX2ebs7QhKqQVsdudE2oCp5u1j1hjqi1ac54IyLrcugt8F/TarXIzc2Fv7+/Vdbn667AmsgwaEJVZvNrzkLnCWxEROSoRN<text:soft-page-break/>0CLy0tRVZWlmk6Ozsb6enp8PLygpeXF1asWIHx48fD398fN27cwJIlS+Dt7Y3IyEir1aBWuWHDhL4o0pdDZ6iEu6IDPN2cGd5EROTQRA3wM2fOYNiwYabpmJgYAMC0adOwefNmZGRkYNeuXbh//z78/f0xbNgwfP7551AqlVatw9ddwcAmIiJJETXAw8PDIQhCve2HDh2yYzVERETSIalj4ERERPQzBjgREZEESeoyMkvU7KLnHaKIWkapVEImkzW4TFPHW2lpKQCg+NZ1VFdWWafAZigtuA0A0OXfsPtlcGL2LXb/bfmzA0BJ/s2f6ygtbXSMNGW8yYSGDkK3Ardu3eLdoYisoLi4GO7u7g0uw/FGZB1NGW+tPsCrq6tx586dRv83o9PpEBQUhNzc3Eb/0lobfnZ+9qZ89qZsETR1vImN3zs/u6N/9qaMoVa/C71du3YIDAxs8vLu7u4O/8XaCj87P3tLNXe8iY3fOz+7lPEkNiIiIgligBMREUkQA/z/yOVyLF++vE0+mIGfnZ+9reFn52dvDVr9SWxEREStEbfAiYiIJIgBTkREJEEMcCIiIgligBMREUkQAxzARx99hJCQECgUCvTv3x9Hjx4VuySbi4uLw8CBA6FUKuHj44OxY8fi8uXLYpcliri4OMhkMixcuFDsUuzm9u3bmDx5MlQqFVxdXdG3b1+cPXtW7LKsKjU1FaNHj0ZAQABkMhkOHDhQa5nMzEy8+OKL8PDwgFKpxJNPPomcnBz7F2tljX320tJSzJ07F4GBgXBxcUGPHj2wefNmcYq1sqb8tgmCgBUrViAgIAAuLi4IDw/HTz/9JFLFlmvzAf75559j4cKFWLp0Kc6dO4dnnnkGERERrWIQNyQlJQVz5szBiRMnkJSUhMrKSowYMQJ6vV7s0uzq9OnTiI+PR+/evcUuxW6Kiorw9NNPw8nJCd988w0uXryIDRs24KGHHhK7NKvS6/Xo06cPNm3aVGf7tWvXoNFo0L17dyQnJ+Pf//43li1bBoVCYedKra+xzx4dHY2DBw/is88+Q2ZmJqKjozFv3jx8+eWXdq7U+pry27Zu3Tps3LgRmzZtwunTp+Hn54fhw4ejpKRExMotILRxTzzxhDBr1iyzed27dxfeeustkSoSR0FBgQBASElJEbsUuykpKRG6du0qJCUlCUOHDhUWLFggdkl2sXjxYkGj0Yhdhl0BEBISEszmTZw4UZg8ebI4BdlRXZ/9scceE1atWmU27/HHHxfefvttO1ZmH7/+bauurhb8/PyEtWvXmpYxGAyCh4eHsGXLFrHKtEib3gIvLy/H2bNnMWLECLP5I0aMwA8//CBSVeIoLi4GAHh5eYlcif3MmTMHzz//PJ599lmxS7GrxMREDBgwAC+99BJ8fHzQr18/fPzxx2KXZVfV1dX4+uuv8eijj2LkyJHw8fHBoEGD6tzN3hppNBokJibi9u3bEAQBR44cwZUrVzBy5EixS7O6X/+2ZWdnIz8/3+x3Xy6XY+jQoZL73W/TAV5YWIiqqir4+vqazff19UV+fr5IVdmfIAiIiYmBRqNBr169xC7HLvbu3Ysff/wRcXFxYpdid9evX8fmzZvRtWtXHDp0CLNmzcL8+fOxa9cusUuzm4KCApSWlmLt2rUYNWoUDh8+jMjISIwbNw4pKSlil2dzH374IXr27InAwEA4Oztj1KhR+Oijj6DRaMQuzarq+m2r+W1vDb/7rf5pZE3x60e2CYLg0I9CtLa5c+fi/PnzSEtLE7sUu8jNzcWCBQtw+PDhVnG8s7mqq6sxYMAArFmzBgDQr18//PTTT9i8eTOmTp0qcnX2UV1dDQAYM2YMoqOjAQB9+/bFDz/8gC1btmDo0KFilmdzH374IU6cOIHExEQEBwcjNTUVs2fPhr+/f6vaI9XQb1tr+N1v0wHu7e2N9u3b1/pfV0FBQa3/nbVW8+bNQ2JiIlJTUyX1GMiWOHv2LAoKCtC/f3/TvKqqKqSmpmLTpk0wGo1o3769iBXalr+/P3r27Gk2r0ePHti3b59IFdmft7c3OnToUOffQ2v/j2xZWRmWLFmChIQEPP/88wCA3r17Iz09HX/6059aTYDX99vm5+cH4OctcX9/f9N8Kf7ut+ld6M7Ozujfvz+SkpLM5iclJWHw4MEiVWUfgiBg7ty52L9/P77//nuEhISIXZLd/Pa3v0VGRgbS09NNrwEDBuDVV19Fenp6qw5vAHj66adrXVZz5coVBAcHi1SR/Tk7O2PgwIFt8u+hoqICFRUVaNfO/Oe/ffv2pj0TUtbYb1tISAj8/PzMfvfLy8uRkpIiud/9Nr0FDgAxMTGYMmUKBgwYgKeeegrx8fHIycnBrFmzxC7NpubMmYPdu3fjyy+/hFKpNO2F8PDwgIuLi8jV2ZZSqax1rN/NzQ0qlapNnAMQHR2NwYMHY82aNZgwYQJOnTqF+Ph4xMfHi12aVZWWliIrK8s0nZ2djfT0dHh5eUGtVuPNN9/ExIkTMWTIEAwbNgwHDx7EV199heTkZPGKtpLGPvvQoUPx5ptvwsXFBcHBwUhJScGuXbuwceNGEau2jsZ+22ru+bBmzRp07doVXbt2xZo1a+Dq6opXXnlF5OqbScQz4B3GX//6VyE4OFhwdnYWHn/88TZxKRWAOl/bt28XuzRRtKXLyARBEL766iuhV69eglwuF7p37y7Ex8eLXZLVHTlypM5/49OmTTMt8+mnnwqhoaGCQqEQ+vTpIxw4cEC8gq2osc+el5cnTJ8+XQgICBAUCoXQrVs3YcOGDUJ1dbW4hVtBU37bqqurheXLlwt+fn6CXC4XhgwZImRkZIhXtIX4OFEiIiIJatPHwImIiKSKAU5ERCRBDHAiIiIJYoATERFJEAOciIhIghjgREREEsQAJyIikiAGOIluxYoV6Nu3b4PLhIeHY+HChXaph4hIChjgVKfp06dDJpPVeUvZ2bNnQyaTYfr06XarZ//+/Xj33Xft1h9RUzjaOGmNZDJZm3lOe3MxwKleQUFB2Lt3L8rKykzzDAYD9uzZA7VabddavLy8oFQq7donUVM40jhprvLycrFLoBZggFO9Hn/8cajVauzfv980b//+/QgKCkK/fv1M8w4ePAiNRoOHHnoIKpUKL7zwAq5du2a2rlu3buHll1+Gl5cX3NzcMGDAAJw8edJsmb/97W/o3LkzPDw88PLLL6OkpMTU9utd6J07d8aaNWsQFRUFpVIJtVpd62Ect2/fxsSJE+Hp6QmVSoUxY8bgxo0bVvibIfqvpo4TQRCwbt06dOnSBS4uLujTpw/++c9/mtqrqqowc+ZMhISEwMXFBd26dcNf/vIXs76Sk5PxxBNPwM3NDQ899BCefvpp3Lx5E8DPewPGjh1rtvzChQsRHh5umg4PD8fcuXMRExMDb29vDB8+HABw8eJFPPfcc+jYsSN8fX0xZcoUFBYWmr1v3rx5WLhwITw9PeHr64v4+Hjo9XrMmDEDSqUSjzzyCL755huz/puy3vnz52PRokXw8vKCn58fVqxYYWrv3LkzACAyMhIymcw0TT9jgFODZsyYge3bt5umt23bhqioKLNl9Ho9YmJicPr0aXz33Xdo164dIiMjTY8mLC0txdChQ3Hnzh0kJibi3//+NxYtWmT26MJr167hwIED+Ne//oV//etfSElJwdq1axusbcOGDRgwYADOnTuH2bNn449//CMuXboEAHjw4AGGDRuGjh07IjU1FWlpaejYsSNGjRrFrQ6yuqaMk7fffhvbt2/H5s2b8dNPPyE6OhqTJ09GSkoKAKC6uhqBgYH44osvcPHiRbzzzjtYsmQJvvjiCwBAZWUlxo4di6FDh+L8+fM4fvw4Xn/9dchksmbVunPnTnTo0AHHjh3D1q1bkZeXh6FDh6Jv3744c+YMDh48iLt372LChAm13uft7Y1Tp05h3rx5+OMf/4iXXnoJgwcPxo8//oiRI0diypQpePDgAQA0a71ubm44efIk1q1bh1WrVpke9Xn69GkAwPbt25GXl2eapv8j8sNUyEFNmzZNGDNmjPCf//xHkMvlQnZ2tnDjxg1BoVAI//nPf4QxY8aYPdXplwoKCgQApqf7bN26VVAqlYJWq61z+eXLlwuurq6CTqczzXvzzTeFQYMGmaZ//bSw4OBgYfLkyabp6upqwcfHR9i8ebMgCD8/Zapbt25mT1cyGo2Ci4uLcOjQoWb/fRDVpanjpLS0VFAoFMIPP/xg9v6ZM2cKkyZNqnf9s2fPFsaPHy8IgiBotVoBgJCcnNxgLb+0YMECYejQoabpoUOHCn379jVbZtmyZcKIESPM5uXm5goAhMuXL5vep9FoTO2VlZWCm5ubMGXKFNO8vLw8AYBw/Phxi9crCIIwcOBAYfHixaZpAEJCQkKdn7mta/PPA6eGeXt74/nnn8fOnTshCAKef/55eHt7my1z7do1LFu2DCdOnEBhYaFpyzonJwe9evVCeno6+vXrBy8vr3r76dy5s9kxbn9/fxQUFDRYW+/evU1/lslk8PPzM73n7NmzyMrKqnXc3GAw1Nq9T9RSjY2TixcvwmAwmHZZ1ygvLzfbzb5lyxZ88sknuHnzJsrKylBeXm66QsPLywvTp0/HyJEjMXz4cDz77LOYMGEC/P39m1XrgAE<text:soft-page-break/>DzKbPnj2LI0eOoGPHjrWWvXbtGh599FEA5uOtffv2UKlUCAsLM83z9fUFALMx2Nz1Ak0b+/QzBjg1KioqCnPnzgUA/PWvf63VPnr0aAQFBeHjjz9GQEAAqqur0atXL9OuahcXl0b7cHJyMpuWyWRmu9ib+57q6mr0798ff//732u9r1OnTo3WQ9RcDY2Tmn+XX3/9NR5++GGzNrlcDgD44osvEB0djQ0bNuCpp56CUqnE+vXrzc4V2b59O+bPn4+DBw/i888/x9tvv42kpCQ8+eSTaNeuHYRfPR26oqKiVp1ubm61ahs9ejTef//9Wsv+8j8HdY23X86r2ZX/yzFo6XobG/v0MwY4NeqXx41Hjhxp1qbVapGZmYmtW7fimWeeAQCkpaWZLdO7d2988sknuHfvXoNb4db0+OOP4/PPP4ePjw/c3d3t0ie1bQ2Nk549e0IulyMnJwdDhw6t8/1Hjx7F4MGDMXv2bNO8uvYW9evXD/369UNsbCyeeuop7N69G08++SQ6deqECxcumC2bnp5eKyB/7fHHH8e+ffvQuXNndOhgvUiw1nqdnJxQVVVltbpaE57ERo1q3749MjMzkZmZifbt25u11ZzhHR8fj6ysLHz//feIiYkxW2bSpEnw8/PD2LFjcezYMVy/fh379u3D8ePHbVbzq6++Cm9vb4wZMwZHjx5FdnY2UlJSsGDBAty6dctm/VLb1dA4USqVeOONNxAdHY2dO3fi2rVrOHfuHP76179i586dAIDQ0FCcOXMGhw4dwpUrV7Bs2TKzk7ays7MRGxuL48eP4+bNmzh8+DCuXLmCHj16AAB+85vf4MyZM9i1axeuXr2K5cuX1wr0usyZMwf37t3DpEmTcOrUKVy/fh2HDx9GVFRUi4LTWuvt3LkzvvvuO+Tn56OoqMjielojBjg1ibu7e51bsu3atcPevXtx9uxZ9OrVC9HR0Vi/fr3ZMs7Ozjh8+DB8fHzw3HPPISwsDGvXrq31I2dNrq6uSE1NhVqtxrhx49CjRw9ERUWhrKyMW+RkM/WNEwB499138c477yAuLg49evTAyJEj8dVXXyEkJAQAMGvWLIwbNw4TJ07EoEGDoNVqzbbGXV1dcenSJYwfPx6PPvooXn/9dcydOxd/+MMfAPy81b9s2TIsWrQIAwcORElJCaZOndpozQEBATh27BiqqqowcuRI9OrVCwsWLICHhwfatbM8Iqy13g0bNiApKanWZXkEyIRfHzQhIiIih8ctcCIiIgligBMREUkQA5yIiEiCGOBEREQSxAAnIiKSIAY4ERGRBDHAiYiIJIgBTkREJEEMcCIiIgligBMREUkQA5yIiEiCGOBEREQS9P8BSCko1xSNt8oAAAAASUVORK5CYII=",</text:p>
      <text:p text:style-name="P698"><text:s text:c="6"/>"text/plain": [</text:p>
      <text:p text:style-name="P699"><text:s text:c="7"/>"&lt;Figure size 500x500 with 6 Axes&gt;"</text:p>
      <text:p text:style-name="P700"><text:s text:c="6"/>]</text:p>
      <text:p text:style-name="P701"><text:s text:c="5"/>},</text:p>
      <text:p text:style-name="P702"><text:s text:c="5"/>"metadata": {},</text:p>
      <text:p text:style-name="P703"><text:s text:c="5"/>"output_type": "display_data"</text:p>
      <text:p text:style-name="P704"><text:s text:c="4"/>}</text:p>
      <text:p text:style-name="P705"><text:s text:c="3"/>],</text:p>
      <text:p text:style-name="P706"><text:s text:c="3"/>"source": [</text:p>
      <text:p text:style-name="P707"><text:s text:c="4"/>"sns.pairplot(data = df)"</text:p>
      <text:p text:style-name="P708"><text:s text:c="3"/>]</text:p>
      <text:p text:style-name="P709"><text:s text:c="2"/>},</text:p>
      <text:p text:style-name="P710"><text:s text:c="2"/>{</text:p>
      <text:p text:style-name="P711"><text:s text:c="3"/>"cell_type": "code",</text:p>
      <text:p text:style-name="P712"><text:s text:c="3"/>"execution_count": null,</text:p>
      <text:p text:style-name="P713"><text:s text:c="3"/>"id": "d0ed2258",</text:p>
      <text:p text:style-name="P714"><text:s text:c="3"/>"metadata": {},</text:p>
      <text:p text:style-name="P715"><text:s text:c="3"/>"outputs": [],</text:p>
      <text:p text:style-name="P716"><text:s text:c="3"/>"source": []</text:p>
      <text:p text:style-name="P717"><text:s text:c="2"/>}</text:p>
      <text:p text:style-name="P718"><text:s/>],</text:p>
      <text:p text:style-name="P719"><text:s/>"metadata": {</text:p>
      <text:p text:style-name="P720"><text:s text:c="2"/>"kernelspec": {</text:p>
      <text:soft-page-break/>
      <text:p text:style-name="P721"><text:s text:c="3"/>"display_name": "Python 3 (ipykernel)",</text:p>
      <text:p text:style-name="P722"><text:s text:c="3"/>"language": "python",</text:p>
      <text:p text:style-name="P723"><text:s text:c="3"/>"name": "python3"</text:p>
      <text:p text:style-name="P724"><text:s text:c="2"/>},</text:p>
      <text:p text:style-name="P725"><text:s text:c="2"/>"language_info": {</text:p>
      <text:p text:style-name="P726"><text:s text:c="3"/>"codemirror_mode": {</text:p>
      <text:p text:style-name="P727"><text:s text:c="4"/>"name": "ipython",</text:p>
      <text:p text:style-name="P728"><text:s text:c="4"/>"version": 3</text:p>
      <text:p text:style-name="P729"><text:s text:c="3"/>},</text:p>
      <text:p text:style-name="P730"><text:s text:c="3"/>"file_extension": ".py",</text:p>
      <text:p text:style-name="P731"><text:s text:c="3"/>"mimetype": "text/x-python",</text:p>
      <text:p text:style-name="P732"><text:s text:c="3"/>"name": "python",</text:p>
      <text:p text:style-name="P733"><text:s text:c="3"/>"nbconvert_exporter": "python",</text:p>
      <text:p text:style-name="P734"><text:s text:c="3"/>"pygments_lexer": "ipython3",</text:p>
      <text:p text:style-name="P735"><text:s text:c="3"/>"version": "3.11.5"<text:tab/></text:p>
      <text:p text:style-name="P736"><text:s text:c="2"/>}</text:p>
      <text:p text:style-name="P737"><text:s/>},</text:p>
      <text:p text:style-name="P738"><text:s/>"nbformat": 4,</text:p>
      <text:p text:style-name="P739"><text:s/>"nbformat_minor": 5</text:p>
      <text:p text:style-name="Normal"><text:span text:style-name="T740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 fo:line-height="107%"/>
      <style:text-properties style:letter-kerning="true" fo:font-size="11pt" style:font-size-asian="11pt" style:font-size-complex="11pt" style:language-asian="en" style:country-asian="US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aikh Fayaz</meta:initial-creator>
    <dc:creator>Shaikh Fayaz</dc:creator>
    <meta:creation-date>2024-03-16T17:43:00Z</meta:creation-date>
    <dc:date>2024-03-16T17:43:00Z</dc:date>
    <meta:template xlink:href="Normal" xlink:type="simple"/>
    <meta:editing-cycles>2</meta:editing-cycles>
    <meta:editing-duration>PT300S</meta:editing-duration>
    <meta:document-statistic meta:page-count="31" meta:paragraph-count="111" meta:word-count="8364" meta:character-count="55932" meta:row-count="397" meta:non-whitespace-character-count="47679"/>
  </office:meta>
</office:document-meta>
</file>